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3000000030A75A6B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able_20_Contents">
      <style:paragraph-properties fo:margin-left="0cm" fo:margin-right="0cm" fo:text-indent="0cm" style:auto-text-indent="false"/>
    </style:style>
    <style:style style:name="P16" style:family="paragraph" style:parent-style-name="Preformatted_20_Text">
      <style:text-properties fo:font-weight="bold" style:font-weight-asian="bold" style:font-weight-complex="bold"/>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font-style="normal" style:font-style-asian="normal" style:font-style-complex="normal"/>
    </style:style>
    <style:style style:name="P19" style:family="paragraph" style:parent-style-name="Preformatted_20_Text">
      <style:text-properties fo:font-style="normal" fo:font-weight="bold" style:font-style-asian="normal" style:font-weight-asian="bold" style:font-style-complex="normal" style:font-weight-complex="bold"/>
    </style:style>
    <style:style style:name="P20" style:family="paragraph" style:parent-style-name="Preformatted_20_Text">
      <style:text-properties fo:font-style="normal" fo:font-weight="normal" style:font-style-asian="normal" style:font-weight-asian="normal" style:font-style-complex="normal" style:font-weight-complex="normal"/>
    </style:style>
    <style:style style:name="P21" style:family="paragraph" style:parent-style-name="Preformatted_20_Text">
      <style:text-properties fo:font-style="normal" style:text-underline-style="none" style:font-style-asian="normal" style:font-style-complex="normal"/>
    </style:style>
    <style:style style:name="P22"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3"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6" style:family="paragraph" style:parent-style-name="Preformatted_20_Text">
      <style:text-properties fo:color="#000000" fo:font-style="normal" style:font-style-asian="normal" style:font-style-complex="normal"/>
    </style:style>
    <style:style style:name="P27" style:family="paragraph" style:parent-style-name="Preformatted_20_Text">
      <style:text-properties style:text-underline-style="none"/>
    </style:style>
    <style:style style:name="P28"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9"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30" style:family="paragraph" style:parent-style-name="Preformatted_20_Text">
      <style:text-properties fo:color="#646464" fo:font-style="normal" style:font-style-asian="normal" style:font-style-complex="normal"/>
    </style:style>
    <style:style style:name="P31"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32" style:family="paragraph" style:parent-style-name="Contents_20_1">
      <style:paragraph-properties>
        <style:tab-stops>
          <style:tab-stop style:position="15.919cm" style:type="right" style:leader-style="dotted" style:leader-text="."/>
        </style:tab-stops>
      </style:paragraph-properties>
    </style:style>
    <style:style style:name="P33" style:family="paragraph" style:parent-style-name="Contents_20_2">
      <style:paragraph-properties>
        <style:tab-stops>
          <style:tab-stop style:position="15.411cm" style:type="right" style:leader-style="dotted" style:leader-text="."/>
        </style:tab-stops>
      </style:paragraph-properties>
    </style:style>
    <style:style style:name="P34" style:family="paragraph" style:parent-style-name="Contents_20_3">
      <style:paragraph-properties>
        <style:tab-stops>
          <style:tab-stop style:position="14.903cm" style:type="right" style:leader-style="dotted" style:leader-text="."/>
        </style:tab-stops>
      </style:paragraph-properties>
    </style:style>
    <style:style style:name="P35"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36" style:family="paragraph" style:parent-style-name="Heading_20_3">
      <style:text-properties fo:font-style="normal" style:font-style-asian="normal" style:font-style-complex="normal"/>
    </style:style>
    <style:style style:name="P37" style:family="paragraph" style:parent-style-name="Heading_20_3">
      <style:paragraph-properties fo:break-before="page"/>
    </style:style>
    <style:style style:name="P38" style:family="paragraph" style:parent-style-name="Heading_20_2">
      <style:text-properties fo:language="en" fo:country="US"/>
    </style:style>
    <style:style style:name="P39" style:family="paragraph" style:parent-style-name="Heading_20_2">
      <style:text-properties fo:font-style="normal" style:font-style-asian="normal" style:font-style-complex="normal"/>
    </style:style>
    <style:style style:name="P40" style:family="paragraph" style:parent-style-name="Heading_20_2" style:master-page-name="">
      <style:paragraph-properties style:page-number="auto" fo:break-before="page"/>
      <style:text-properties fo:font-style="normal" style:font-style-asian="normal" style:font-style-complex="normal"/>
    </style:style>
    <style:style style:name="P41"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42"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43" style:family="paragraph" style:parent-style-name="Text_20_body">
      <style:paragraph-properties fo:margin-top="0.199cm" fo:margin-bottom="0.21cm" style:contextual-spacing="false"/>
      <style:text-properties fo:font-weight="normal" style:font-weight-asian="normal" style:font-weight-complex="normal"/>
    </style:style>
    <style:style style:name="P44" style:family="paragraph" style:parent-style-name="Heading_20_1">
      <style:paragraph-properties fo:break-before="page"/>
    </style:style>
    <style:style style:name="P45"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46"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47"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48"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9" style:family="text">
      <style:text-properties fo:color="#000000" style:text-underline-style="none"/>
    </style:style>
    <style:style style:name="T10" style:family="text">
      <style:text-properties fo:color="#000000" fo:font-style="italic" style:font-style-asian="italic" style:font-style-complex="italic"/>
    </style:style>
    <style:style style:name="T11"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font-weight="bold" style:font-weight-asian="bold" style:font-weight-complex="bold"/>
    </style:style>
    <style:style style:name="T14" style:family="text">
      <style:text-properties style:font-name="Courier New" fo:font-size="10pt" style:font-name-asian="Courier New" style:font-size-asian="10pt" style:font-name-complex="Courier New" style:font-size-complex="10pt"/>
    </style:style>
    <style:style style:name="T15" style:family="text">
      <style:text-properties style:font-name="Courier New" fo:font-style="normal" fo:font-weight="normal" style:font-style-asian="normal" style:font-weight-asian="normal" style:font-style-complex="normal" style:font-weight-complex="normal"/>
    </style:style>
    <style:style style:name="T16" style:family="text">
      <style:text-properties style:font-name="Courier New" fo:font-style="normal" style:font-style-asian="normal" style:font-style-complex="normal"/>
    </style:style>
    <style:style style:name="T17" style:family="text">
      <style:text-properties style:use-window-font-color="true" style:font-name="Courier New" fo:font-size="10pt" style:font-name-asian="Courier New" style:font-size-asian="10pt" style:font-name-complex="Courier New" style:font-size-complex="10pt"/>
    </style:style>
    <style:style style:name="T18" style:family="text">
      <style:text-properties fo:color="#141312"/>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style:font-name="CMR10" fo:font-size="10pt" style:font-name-asian="CMR10" style:font-size-asian="10pt" style:font-name-complex="CMR10" style:font-size-complex="10pt"/>
    </style:style>
    <style:style style:name="T22" style:family="text">
      <style:text-properties style:font-name="CMR10" fo:font-size="10pt" fo:language="en" fo:country="US" style:font-name-asian="CMR10" style:font-size-asian="10pt" style:font-name-complex="CMR10" style:font-size-complex="10pt"/>
    </style:style>
    <style:style style:name="T23" style:family="text">
      <style:text-properties style:text-underline-style="solid" style:text-underline-width="auto" style:text-underline-color="font-color"/>
    </style:style>
    <style:style style:name="T24" style:family="text">
      <style:text-properties style:font-name="Arial1" fo:font-style="normal" fo:font-weight="normal" style:font-style-asian="normal" style:font-weight-asian="normal" style:font-style-complex="normal" style:font-weight-complex="normal"/>
    </style:style>
    <style:style style:name="T25" style:family="text">
      <style:text-properties style:font-name="Arial1" fo:font-style="normal" style:font-style-asian="normal" style:font-style-complex="normal"/>
    </style:style>
    <style:style style:name="T26" style:family="text">
      <style:text-properties style:font-name="Arial1" fo:font-style="italic" fo:font-weight="normal" style:font-style-asian="italic" style:font-weight-asian="normal" style:font-style-complex="italic" style:font-weight-complex="normal"/>
    </style:style>
    <style:style style:name="T27" style:family="text">
      <style:text-properties fo:color="#7f0055" fo:font-weight="bold" style:font-weight-asian="bold" style:font-weight-complex="bold"/>
    </style:style>
    <style:style style:name="T28"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fo:color="#646464"/>
    </style:style>
    <style:style style:name="T30" style:family="text">
      <style:text-properties fo:color="#2a00ff"/>
    </style:style>
    <style:style style:name="T31" style:family="text">
      <style:text-properties fo:color="#3f7f5f"/>
    </style:style>
    <style:style style:name="T32" style:family="text">
      <style:text-properties fo:color="#0000c0"/>
    </style:style>
    <style:style style:name="T33"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4" style:family="text">
      <style:text-properties style:text-underline-style="none"/>
    </style:style>
    <style:style style:name="T35" style:family="text">
      <style:text-properties fo:font-weight="normal" style:font-weight-asian="normal" style:font-weight-complex="normal"/>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0">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5"/>
      <text:p text:style-name="P7"/>
      <text:p text:style-name="P7"/>
      <text:p text:style-name="P7"/>
      <text:p text:style-name="P7">Overture Technical Report Series</text:p>
      <text:p text:style-name="P8">No. TR-007</text:p>
      <text:p text:style-name="P31"><text:modification-date style:data-style-name="N110">February 2013</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609749986" text:style-name="Outline">
        <text:list-item>
          <text:h text:style-name="P44"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text:s/>0. <text:s/>Document Control<text:tab/>2</text:p>
          <text:p text:style-name="P33"><text:s/>0.1. <text:s/>Table of Contents<text:tab/>2</text:p>
          <text:p text:style-name="P33"><text:s/>0.2. <text:s/>References<text:tab/>2</text:p>
          <text:p text:style-name="P33"><text:s/>0.3. <text:s/>Document History<text:tab/>3</text:p>
          <text:p text:style-name="P33"><text:s/>0.4. <text:s/>Copyright<text:tab/>3</text:p>
          <text:p text:style-name="P32"><text:s/>1. <text:s/>Introduction<text:tab/>4</text:p>
          <text:p text:style-name="P33"><text:s/>1.1. <text:s/>VDM<text:tab/>4</text:p>
          <text:p text:style-name="P32"><text:s/>2. <text:s/>Using VDMJ<text:tab/>5</text:p>
          <text:p text:style-name="P33"><text:s/>2.1. <text:s/>Starting VDMJ<text:tab/>5</text:p>
          <text:p text:style-name="P33"><text:s/>2.2. <text:s/>Source File Formats<text:tab/>7</text:p>
          <text:p text:style-name="P33"><text:s/>2.3. <text:s/>Parsing, Type Checking, and Proof Obligations<text:tab/>9</text:p>
          <text:p text:style-name="P33"><text:s/>2.4. <text:s/>The Interpreter<text:tab/>9</text:p>
          <text:p text:style-name="P34"><text:s/>2.4.1. <text:s/>Suppressing Runtime Checks<text:tab/>17</text:p>
          <text:p text:style-name="P33"><text:s/>2.5. <text:s/>Debugging<text:tab/>18</text:p>
          <text:p text:style-name="P34"><text:s/>2.5.1. <text:s/>Single-threaded Debugging<text:tab/>18</text:p>
          <text:p text:style-name="P34"><text:s/>2.5.2. <text:s/>VDM++ Multi-threaded Debugging<text:tab/>21</text:p>
          <text:p text:style-name="P34"><text:s/>2.5.3. <text:s/>VDM-RT Debugging and the VDMJC Client<text:tab/>23</text:p>
          <text:p text:style-name="P33"><text:s/>2.6. <text:s/>Sessions<text:tab/>27</text:p>
          <text:p text:style-name="P33"><text:s/>2.7. <text:s/>Standard Libraries<text:tab/>29</text:p>
          <text:p text:style-name="P32"><text:s/>3. <text:s/>VDMJUnit Testing<text:tab/>30</text:p>
          <text:p text:style-name="P32"><text:s/>4. <text:s/>Combinatorial Testing<text:tab/>32</text:p>
          <text:p text:style-name="P33"><text:s/>4.1. <text:s/>Debugging Tests<text:tab/>35</text:p>
          <text:p text:style-name="P33"><text:s/>4.2. <text:s/>Filtering Tests<text:tab/>37</text:p>
          <text:p text:style-name="P32"><text:s/>5. <text:s/>Internationalization (I18N)<text:tab/>39</text:p>
          <text:p text:style-name="P32"><text:s/>6. <text:s/>The vdmj.properties File<text:tab/>40</text:p>
          <text:p text:style-name="P32"><text:s/>7. <text:s/>Appendix A: The shmem Example<text:tab/>42</text:p>
          <text:p text:style-name="P32"><text:s/>8. <text:s/>Appendix B: Supported Character Sets<text:tab/>47</text:p>
        </text:index-body>
      </text:table-of-content>
      <text:list xml:id="list1053270222" text:continue-numbering="true" text:style-name="Outline">
        <text:list-item>
          <text:list>
            <text:list-item>
              <text:h text:style-name="P38" text:outline-level="2">References</text:h>
            </text:list-item>
          </text:list>
        </text:list-item>
      </text:list>
      <text:list xml:id="list47995820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9">The VDMTools VDM++ Language Manual, http://www.vdmtools.jp/uploads/manuals/langmanpp_a4E.pdf</text:p>
        </text:list-item>
        <text:list-item>
          <text:p text:style-name="P49">Validated Designs for Object-oriented Systems, by John Fitzgerald et. al., <text:a xlink:type="simple" xlink:href="http://www.vdmbook.com/">http://www.vdmbook.com/</text:a></text:p>
        </text:list-item>
        <text:list-item>
          <text:p text:style-name="P49">User Manual for the Overture Combinatorial Testing Plug-in, by Peter Gorm Larsen and Kenneth Lausdahl.</text:p>
        </text:list-item>
        <text:list-item>
          <text:p text:style-name="P49"><text:soft-page-break/>Overture, Open-source Tools for Formal Modelling, <text:a xlink:type="simple" xlink:href="http://www.overturetool.org/">http://www.overturetool.org/</text:a></text:p>
        </text:list-item>
        <text:list-item>
          <text:p text:style-name="P49">VDMJ Project, <text:span text:style-name="T1">SourceForge</text:span>, <text:a xlink:type="simple" xlink:href="https://sourceforge.net/projects/vdmj/">https://sourceforge.net/projects/vdmj/</text:a></text:p>
        </text:list-item>
        <text:list-item>
          <text:p text:style-name="Reference"><text:span text:style-name="T20">VDMJ Design Specification</text:span><text:span text:style-name="T19">, Nick Battle.</text:span></text:p>
        </text:list-item>
        <text:list-item>
          <text:p text:style-name="Reference"><text:span text:style-name="T20">Combinatorial Testing for VDM++.</text:span><text:span text:style-name="T19"> </text:span><text:span text:style-name="T22">Peter Gorm Larsen, Kenneth Lausdahl, and Nick </text:span><text:span text:style-name="T21">Battle, SEFM-2010.</text:span></text:p>
        </text:list-item>
        <text:list-item>
          <text:p text:style-name="Reference"><text:span text:style-name="T21">Junit Test Framework, </text:span><text:a xlink:type="simple" xlink:href="http://en.wikipedia.org/wiki/JUnit"><text:span text:style-name="T21">http://en.wikipedia.org/wiki/JUnit</text:span></text:a></text:p>
        </text:list-item>
      </text:list>
      <text:list xml:id="list1485916581" text:continue-list="list1053270222"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5">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Table_20_Contents">Issue 1.1</text:p>
          </table:table-cell>
          <table:table-cell table:style-name="History.A1" office:value-type="string">
            <text:p text:style-name="Table_20_Contents"><text:modification-date style:data-style-name="N37">03/02/13</text:modification-date></text:p>
          </table:table-cell>
          <table:table-cell table:style-name="History.A1" office:value-type="string">
            <text:p text:style-name="Table_20_Contents">Added VDMJUnit section.</text:p>
          </table:table-cell>
        </table:table-row>
      </table:table>
      <text:p text:style-name="Table"><text:span text:style-name="Caption_20_characters"/></text:p>
      <text:list xml:id="list434997734"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3</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841463993"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595643897"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888348527"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6">$ java -jar vdmj-2.0.1.jar</text:p>
      <text:p text:style-name="P17">VDMJ: You must specify either -vdmsl, -vdmpp or -vdmrt</text:p>
      <text:p text:style-name="P17"/>
      <text:p text:style-name="P17">Usage: VDMJ &lt;-vdmsl | -vdmpp | -vdmrt&gt; [&lt;options&gt;] [&lt;files or dirs&gt;]</text:p>
      <text:p text:style-name="P17">-vdmsl: parse files as VDM-SL</text:p>
      <text:p text:style-name="P17">-vdmpp: parse files as VDM++</text:p>
      <text:p text:style-name="P17">-vdmrt: parse files as VDM-RT</text:p>
      <text:p text:style-name="P17">-path: search path for files</text:p>
      <text:p text:style-name="P17">-r &lt;release&gt;: VDM language release</text:p>
      <text:p text:style-name="P17">-w: suppress warning messages</text:p>
      <text:p text:style-name="P17">-q: suppress information messages</text:p>
      <text:p text:style-name="P17">-i: run the interpreter if successfully type checked</text:p>
      <text:p text:style-name="P17">-p: generate proof obligations and stop</text:p>
      <text:p text:style-name="P17">-e &lt;exp&gt;: evaluate &lt;exp&gt; and stop</text:p>
      <text:p text:style-name="P17">-c &lt;charset&gt;: select a file charset</text:p>
      <text:p text:style-name="P17">-t &lt;charset&gt;: select a console charset</text:p>
      <text:p text:style-name="P17">-o &lt;filename&gt;: save the type checked specification</text:p>
      <text:p text:style-name="P17">-default &lt;name&gt;: set the default module/class</text:p>
      <text:p text:style-name="P17">-pre: disable precondition checks</text:p>
      <text:p text:style-name="P17">-post: disable postcondition checks</text:p>
      <text:p text:style-name="P17">-inv: disable type/state invariant checks</text:p>
      <text:p text:style-name="P17">-dtc: disable all dynamic type checking</text:p>
      <text:p text:style-name="P17">-measures: disable recursive measure checking</text:p>
      <text:p text:style-name="P17">-log &lt;filename&gt;: enable real-time event logging</text:p>
      <text:p text:style-name="P17">-remote &lt;class&gt;: enable remote control</text:p>
      <text:p text:style-name="P17"/>
      <text:p text:style-name="P17"/>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text:span><text:span text:style-name="T3">The </text:span><text:span text:style-name="T1">-path </text:span><text:span text:style-name="T3">option may occur zero or more times, and defines alternative directories to search for files. </text:span><text:span text:style-name="T3">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span text:style-name="T3"> </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oft-page-break/><text:span text:style-name="T3">The </text:span><text:span text:style-name="T1">-default </text:span><text:span text:style-name="T3">option sets the default class or module name, otherwise the default is simply the first </text:span><text:span text:style-name="T3">class or module encountered by the parser in the file list.</text:span></text:p>
      <text:p text:style-name="Text_20_body"><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8"/>
      <text:p text:style-name="P19">$ cat flat.def</text:p>
      <text:p text:style-name="P18"/>
      <text:p text:style-name="P18">functions</text:p>
      <text:p text:style-name="P18"/>
      <text:p text:style-name="P18">f: int -&gt; int</text:p>
      <text:p text:style-name="P18"><text:s text:c="4"/>f(a) == if a &lt; 2 then 1 else a * f(a-1)</text:p>
      <text:p text:style-name="P18"><text:s text:c="4"/>pre a &gt; 0</text:p>
      <text:p text:style-name="P18"/>
      <text:p text:style-name="P18"/>
      <text:p text:style-name="P19">$ <text:s/>java -jar vdmj-2.0.1.jar -vdmsl flat.def</text:p>
      <text:p text:style-name="P20">Parsed 1 module in 0.189 secs. No syntax errors</text:p>
      <text:p text:style-name="P20">Warning 5012: Recursive function has no measure in 'DEFAULT' (flat.def) at line 3:1</text:p>
      <text:p text:style-name="P20">Type checked 1 module in 0.058 secs. No type errors and 1 warning</text:p>
      <text:p text:style-name="P18"/>
      <text:p text:style-name="P18"/>
      <text:p text:style-name="P19">$ java -jar vdmj-2.0.1.jar -vdmsl -q -w flat.def</text:p>
      <text:p text:style-name="P18">&lt;quiet!&gt;</text:p>
      <text:p text:style-name="P18"/>
      <text:p text:style-name="P18"/>
      <text:p text:style-name="P19">$ java -jar vdmj-2.0.1.jar -vdmsl -w -e "f(10)" flat.def</text:p>
      <text:p text:style-name="P20">Parsed 1 module in 0.189 secs. No syntax errors</text:p>
      <text:p text:style-name="P20">Type checked 1 module in 0.018 secs. No type errors and suppressed 1 warning</text:p>
      <text:p text:style-name="P20">Initialized 1 module in 0.095 secs.</text:p>
      <text:p text:style-name="P20">3628800</text:p>
      <text:p text:style-name="P20">Bye</text:p>
      <text:p text:style-name="P18"/>
      <text:p text:style-name="P18"/>
      <text:p text:style-name="P19">$ java -jar vdmj-2.0.1.jar -vdmsl -e "f(10)" -q -w flat.def</text:p>
      <text:p text:style-name="P18">3628800</text:p>
      <text:p text:style-name="P18"/>
      <text:p text:style-name="P18"/>
      <text:p text:style-name="P19">$ java -jar vdmj-2.0.1.jar -vdmsl -i -w flat.def</text:p>
      <text:p text:style-name="P20">Parsed 1 module in 0.198 secs. No syntax errors</text:p>
      <text:p text:style-name="P20">Type checked 1 module in 0.018 secs. No type errors and suppressed 1 warning</text:p>
      <text:p text:style-name="P20">Initialized 1 module in 0.125 secs.</text:p>
      <text:p text:style-name="P20">Interpreter started</text:p>
      <text:p text:style-name="P19">&gt; print f(10)</text:p>
      <text:p text:style-name="P20">= 3628800</text:p>
      <text:p text:style-name="P20">Executed in 0.023 secs.</text:p>
      <text:p text:style-name="P19">&gt; quit</text:p>
      <text:p text:style-name="P20">Bye</text:p>
      <text:p text:style-name="P18"><text:soft-page-break/></text:p>
      <text:p text:style-name="P19">$ java -jar vdmj-2.0.1.jar -vdmsl -p -w flat.def</text:p>
      <text:p text:style-name="P20">Parsed 1 module in 0.182 secs. No syntax errors</text:p>
      <text:p text:style-name="P20">Type checked 1 module in 0.023 secs. No type errors and suppressed 1 warning</text:p>
      <text:p text:style-name="P20">Generated 1 proof obligation:</text:p>
      <text:p text:style-name="P20"/>
      <text:p text:style-name="P20">Proof Obligation 1: (Unproved)</text:p>
      <text:p text:style-name="P20">f: function apply obligation in 'DEFAULT' (flat.def) at line 4:38</text:p>
      <text:p text:style-name="P20">(forall a:int &amp; (a &gt; 0) =&gt;</text:p>
      <text:p text:style-name="P20"><text:s text:c="2"/>(not (a &lt; 2) =&gt;</text:p>
      <text:p text:style-name="P20"><text:s text:c="4"/>pre_f((a - 1))))</text:p>
      <text:p text:style-name="P18"/>
      <text:p text:style-name="P18"/>
      <text:p text:style-name="P19">$ java -jar vdmj-2.0.1.jar -vdmsl -e "f(0)" -w flat.def</text:p>
      <text:p text:style-name="P20">Parsed 1 module in 0.181 secs. No syntax errors</text:p>
      <text:p text:style-name="P20">Type checked 1 module in 0.027 secs. No type errors and suppressed 1 warning</text:p>
      <text:p text:style-name="P20">Initialized 1 module in 0.086 secs.</text:p>
      <text:p text:style-name="P20">Error 4055: Precondition failure: pre_f in 'DEFAULT' (console) at line 1:1</text:p>
      <text:p text:style-name="P20">Execution: Error 4055: Precondition failure: pre_f in 'DEFAULT' (console) at line 1:1</text:p>
      <text:p text:style-name="P20"><text:s text:c="8"/>a = 0</text:p>
      <text:p text:style-name="P20">In root context of f(a) in 'DEFAULT' (console) at line 1:1</text:p>
      <text:p text:style-name="P20">In root context of module scope</text:p>
      <text:p text:style-name="P20">Bye</text:p>
      <text:p text:style-name="P18"/>
      <text:p text:style-name="P18"/>
      <text:p text:style-name="P19">$ java -jar vdmj-2.0.1.jar -vdmsl -pre -e "f(0)" -w flat.def</text:p>
      <text:p text:style-name="P20">Parsed 1 module in 0.22 secs. No syntax errors</text:p>
      <text:p text:style-name="P20">Type checked 1 module in 0.024 secs. No type errors and suppressed 1 warning</text:p>
      <text:p text:style-name="P20">Initialized 1 module in 0.097 secs.</text:p>
      <text:p text:style-name="P20">1</text:p>
      <text:p text:style-name="P20">Bye</text:p>
      <text:p text:style-name="P18"/>
      <text:p text:style-name="P19">$ java -jar vdmj-2.0.1.jar -vdmsl -w -o flat.lib flat.def</text:p>
      <text:p text:style-name="P20">Parsed 1 module in 0.192 secs. No syntax errors</text:p>
      <text:p text:style-name="P20">Type checked 1 module in 0.02 secs. No type errors and suppressed 1 warning</text:p>
      <text:p text:style-name="P20">Saved 1 module to flat.lib in 0.108 secs.</text:p>
      <text:p text:style-name="P19">$ java -jar vdmj-2.0.1.jar -vdmsl flat.lib -e "f(10)"</text:p>
      <text:p text:style-name="P20">Loaded 1 module from flat.lib in 0.192 secs</text:p>
      <text:p text:style-name="P20">Initialized 1 module in 0.129 secs.</text:p>
      <text:p text:style-name="P20">3628800</text:p>
      <text:p text:style-name="P18">Bye</text:p>
      <text:list xml:id="list1696532806" text:continue-numbering="true" text:style-name="Outline">
        <text:list-item>
          <text:list>
            <text:list-item>
              <text:h text:style-name="P39"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1"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1135768444" text:style-name="List_20_1">
        <text:list-item>
          <text:p text:style-name="P45"><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45"><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16">\begin{vdm_al}</text:span><text:span text:style-name="T5"> and </text:span><text:span text:style-name="T16">\end{vdm_al}</text:span><text:span text:style-name="T5">. There can be several such marked sections in one document.<text:line-break/></text:span><text:span text:style-name="T5"><text:line-break/></text:span><text:soft-page-break/><text:span text:style-name="T5">To preserve line number information, the lines outside of the VDM blocks are considered as </text:span><text:span text:style-name="T5">blank lines in the specification. This means that errors reported on a given line will accurately reflect the line number in the LaTeX source document, but certain commands in VDMJ (like </text:span><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5">\document,</text:span><text:span text:style-name="T24"> </text:span><text:span text:style-name="T15">\section,</text:span><text:span text:style-name="T24"> </text:span><text:span text:style-name="T15">\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46"><text:span text:style-name="T3">Word .doc</text:span><text:span text:style-name="T5">. <text:s/>Source files may be written in MS Word. The actual VDM source must be marked with </text:span><text:span text:style-name="T16">%%VDM%%</text:span><text:span text:style-name="T24">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6">save </text:span><text:span text:style-name="T24">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47"><text:span text:style-name="T25">Word .docx</text:span><text:span text:style-name="T24">.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6">-c </text:span><text:span text:style-name="T24">option. The </text:span><text:span text:style-name="T26">save </text:span><text:span text:style-name="T24">command will write out the plain extracted source.</text:span></text:p>
        </text:list-item>
        <text:list-item>
          <text:p text:style-name="P46"><text:span text:style-name="T25">Open Document Format</text:span><text:span text:style-name="T24">. <text:s/>Various modern word processors can write files in ODF format (for example, </text:span><text:span text:style-name="T26">OpenOffice </text:span><text:span text:style-name="T24">and </text:span><text:span text:style-name="T26">Koffice</text:span><text:span text:style-name="T24">). These files have the extension .odt, and they are accepted by the VDMJ parser. The same marker techniques apply as for .docx files. The </text:span><text:span text:style-name="T26">save </text:span><text:span text:style-name="T24">command will write out the plain extracted source. Support for international character sets is provided, again without the need for the </text:span><text:span text:style-name="T26">-c </text:span><text:span text:style-name="T24">option.</text:span></text:p>
        </text:list-item>
      </text:list>
      <text:p text:style-name="P48"/>
      <text:p text:style-name="P10">Apart from plain text and LaTeX files (which are the default), VDMJ will recognise the various supported file formats above from the source file name extension: .doc, .docx or .odt.</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20"/>
      <text:p text:style-name="P20">#ifdef VDM_SL</text:p>
      <text:p text:style-name="P20">values</text:p>
      <text:p text:style-name="P20"><text:tab/>val = 123;</text:p>
      <text:p text:style-name="P20">#ifdef VDM_PP</text:p>
      <text:p text:style-name="P20"><text:tab/>pp = 123;</text:p>
      <text:p text:style-name="P20">#else</text:p>
      <text:p text:style-name="P20"><text:tab/>notpp = 321;</text:p>
      <text:p text:style-name="P20">#endif</text:p>
      <text:p text:style-name="P20">#else</text:p>
      <text:p text:style-name="P20">instance variables</text:p>
      <text:p text:style-name="P20">#ifdef VDM_PP</text:p>
      <text:p text:style-name="P20"><text:tab/>pp:int := 123;</text:p>
      <text:p text:style-name="P20">#else</text:p>
      <text:p text:style-name="P20"><text:tab/>notpp:int := 321;</text:p>
      <text:p text:style-name="P20">#endif</text:p>
      <text:p text:style-name="P20">#endif</text:p>
      <text:p text:style-name="P20"/>
      <text:p text:style-name="P20"/>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text:span><text:soft-page-break/><text:span text:style-name="T5">specifications that are embedded in other file formats.</text:span></text:p>
      <text:list xml:id="list719591327" text:continue-list="list1696532806" text:style-name="Outline">
        <text:list-item>
          <text:list>
            <text:list-item>
              <text:h text:style-name="P39"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361796580" text:continue-numbering="true" text:style-name="Outline">
        <text:list-item>
          <text:list>
            <text:list-item>
              <text:h text:style-name="P39"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8"/>
      <text:p text:style-name="P19">$ java -jar vdmj-2.0.1.jar -vdmsl -i shmem.vdm</text:p>
      <text:p text:style-name="P20">Parsed 1 module in 0.337 secs. No syntax errors</text:p>
      <text:p text:style-name="P20">Warning 5000: Definition 'i' not used in 'M' (shmem.vdm) at line 129:7</text:p>
      <text:p text:style-name="P20">Type checked 1 module in 0.109 secs. No type errors and 1 warning</text:p>
      <text:p text:style-name="P20">Initialized 1 module in 0.091 secs.</text:p>
      <text:p text:style-name="P20">Interpreter started</text:p>
      <text:p text:style-name="P19"/>
      <text:p text:style-name="P19">&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8"/>
      <text:p text:style-name="P19">&gt; modules</text:p>
      <text:p text:style-name="P18">M (default)</text:p>
      <text:p text:style-name="P18"/>
      <text:p text:style-name="P19"><text:soft-page-break/>&gt; state</text:p>
      <text:p text:style-name="P18">Q4 = [mk_M(&lt;FREE&gt;, 0, 9999)]</text:p>
      <text:p text:style-name="P18">rseed = 87654321</text:p>
      <text:p text:style-name="P18">Memory = mk_Memory(87654321, [mk_M(&lt;FREE&gt;, 0, 9999)], [mk_M(&lt;FREE&gt;, 0, 9999)])</text:p>
      <text:p text:style-name="P18">Q3 = [mk_M(&lt;FREE&gt;, 0, 9999)]</text:p>
      <text:p text:style-name="P18"/>
      <text:p text:style-name="P19">&gt; print rand(100)</text:p>
      <text:p text:style-name="P18">= 71</text:p>
      <text:p text:style-name="P18">Executed in 0.0 secs. </text:p>
      <text:p text:style-name="P18"/>
      <text:p text:style-name="P19">&gt; print rand(100)</text:p>
      <text:p text:style-name="P18">= 44</text:p>
      <text:p text:style-name="P18">Executed in 0.0 secs. </text:p>
      <text:p text:style-name="P18"/>
      <text:p text:style-name="P19">&gt; state</text:p>
      <text:p text:style-name="P18">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8">Q3 = [mk_M(&lt;FREE&gt;, 0, 9999)]</text:p>
      <text:p text:style-name="P18"/>
      <text:p text:style-name="P19">&gt; init</text:p>
      <text:p text:style-name="P18">Cleared all coverage information</text:p>
      <text:p text:style-name="P18">Global context initialized</text:p>
      <text:p text:style-name="P18"/>
      <text:p text:style-name="P19">&gt; state</text:p>
      <text:p text:style-name="P18">Q4 = [mk_M(&lt;FREE&gt;, 0, 9999)]</text:p>
      <text:p text:style-name="P18">rseed = 87654321</text:p>
      <text:p text:style-name="P18">Memory = mk_Memory(87654321, [mk_M(&lt;FREE&gt;, 0, 9999)], [mk_M(&lt;FREE&gt;, 0, 9999)])</text:p>
      <text:p text:style-name="P18">Q3 = [mk_M(&lt;FREE&gt;, 0, 9999)]</text:p>
      <text:p text:style-name="P18"/>
      <text:p text:style-name="P19">&gt; print rand(100)</text:p>
      <text:p text:style-name="P18">= 71</text:p>
      <text:p text:style-name="P18">Executed in 0.0 secs. </text:p>
      <text:p text:style-name="P18"/>
      <text:p text:style-name="P19">&gt; print rand(100)</text:p>
      <text:p text:style-name="P18">= 44</text:p>
      <text:p text:style-name="P18">Executed in 0.0 secs. </text:p>
      <text:p text:style-name="P18"/>
      <text:p text:style-name="P19">&gt; env</text:p>
      <text:p text:style-name="P18">QuadrantLen2 = (nat1 * nat1 * Quadrant -&gt; nat)</text:p>
      <text:p text:style-name="P18">BestFit = (nat1 ==&gt; bool)</text:p>
      <text:p text:style-name="P18">inc = (() ==&gt; ())</text:p>
      <text:p text:style-name="P18">QuadrantLen0 = (Quadrant -&gt; nat)</text:p>
      <text:p text:style-name="P18">MQuadrantLen = (M * Quadrant -&gt; nat)</text:p>
      <text:p text:style-name="P18">add = (nat1 * nat1 * Quadrant -&gt; Quadrant)</text:p>
      <text:p text:style-name="P18">rand = (nat1 ==&gt; nat1)</text:p>
      <text:p text:style-name="P18">sizeof = (M -&gt; nat1)</text:p>
      <text:p text:style-name="P18">MAXMEM = 10000</text:p>
      <text:p text:style-name="P18">delete = (M * Quadrant -&gt; Quadrant)</text:p>
      <text:p text:style-name="P18">inv_M = (M +&gt; bool)</text:p>
      <text:p text:style-name="P18">CHUNK = 100</text:p>
      <text:p text:style-name="P18">FirstFit = (nat1 ==&gt; bool)</text:p>
      <text:p text:style-name="P18">least = (nat1 * nat1 -&gt; nat1)</text:p>
      <text:p text:style-name="P18">TryFirst = (nat ==&gt; nat)</text:p>
      <text:p text:style-name="P18">pre_DeleteOne = (Memory +&gt; bool)</text:p>
      <text:p text:style-name="P18">pre_add = (nat1 * nat1 * Quadrant +&gt; bool)</text:p>
      <text:p text:style-name="P18">spacefor = (nat1 * Quadrant -&gt; nat1)</text:p>
      <text:p text:style-name="P18">inv_Memory = (Memory +&gt; bool)</text:p>
      <text:p text:style-name="P18">fragments = (Quadrant -&gt; nat)</text:p>
      <text:p text:style-name="P18">combine = (Quadrant -&gt; Quadrant)</text:p>
      <text:p text:style-name="P18">seed = (nat1 ==&gt; ())</text:p>
      <text:p text:style-name="P18">DeleteOne = (() ==&gt; ())</text:p>
      <text:p text:style-name="P18"><text:soft-page-break/>bestfit = (nat1 * Quadrant -&gt; nat1)</text:p>
      <text:p text:style-name="P18">Reset = (() ==&gt; ())</text:p>
      <text:p text:style-name="P18">QuadrantLen = (nat1 * Quadrant -&gt; nat)</text:p>
      <text:p text:style-name="P18">main = (nat1 * nat1 ==&gt; seq of ((&lt;BEST&gt; | &lt;FIRST&gt; | &lt;SAME&gt;)))</text:p>
      <text:p text:style-name="P18">TryBest = (nat ==&gt; nat)</text:p>
      <text:p text:style-name="P18">init_Memory = (Memory +&gt; bool)</text:p>
      <text:p text:style-name="P18"/>
      <text:p text:style-name="P19">&gt; pog</text:p>
      <text:p text:style-name="P18">Generated 56 proof obligations: <text:s text:c="77"/></text:p>
      <text:p text:style-name="P18"/>
      <text:p text:style-name="P18">Proof Obligation 1: (Unproved)</text:p>
      <text:p text:style-name="P18">sizeof: subtype obligation in 'M' (shmem.vdm) at line 38:1</text:p>
      <text:p text:style-name="P18">(forall m:M &amp; <text:s text:c="44"/></text:p>
      <text:p text:style-name="P18"><text:s text:c="2"/>(((m.stop) - (m.start)) + 1) &gt; 0) <text:s text:c="22"/></text:p>
      <text:p text:style-name="P18"/>
      <text:p text:style-name="P18">Proof Obligation 2: (Unproved)</text:p>
      <text:p text:style-name="P18">spacefor: recursive function obligation in 'M' (shmem.vdm) at line 48:1</text:p>
      <text:p text:style-name="P18">...</text:p>
      <text:p text:style-name="P18"/>
      <text:p text:style-name="P18">Proof Obligation 54: (Unproved)</text:p>
      <text:p text:style-name="P18">main: state invariant obligation in 'M' (shmem.vdm) at line 239:11</text:p>
      <text:p text:style-name="P18">-- After result := (result ^ [&lt;BEST&gt;])</text:p>
      <text:p text:style-name="P18">let mk_Memory(-, q3, q4) = Memory in (((len q3) &gt; 0) and ((len q4) &gt; 0))</text:p>
      <text:p text:style-name="P18"/>
      <text:p text:style-name="P18">Proof Obligation 55: (Unproved)</text:p>
      <text:p text:style-name="P18">main: state invariant obligation in 'M' (shmem.vdm) at line 240:11</text:p>
      <text:p text:style-name="P18">-- After result := (result ^ [&lt;FIRST&gt;])</text:p>
      <text:p text:style-name="P18">let mk_Memory(-, q3, q4) = Memory in (((len q3) &gt; 0) and ((len q4) &gt; 0))</text:p>
      <text:p text:style-name="P18">&gt;</text:p>
      <text:p text:style-name="P18"/>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8"/>
      <text:p text:style-name="Preformatted_20_Text"><text:span text:style-name="T4">$ cat rand.assertions</text:span><text:span text:style-name="T3"> </text:span></text:p>
      <text:p text:style-name="P18">rand(100) = 71</text:p>
      <text:p text:style-name="P18">rand(100) = 44</text:p>
      <text:p text:style-name="P18">$ </text:p>
      <text:p text:style-name="P18"><text:s text:c="2"/></text:p>
      <text:p text:style-name="P19">$ java -jar vdmj-2.0.1.jar -vdmsl -i shmem.vdm</text:p>
      <text:p text:style-name="P20">Parsed 1 module in 0.339 secs. No syntax errors</text:p>
      <text:p text:style-name="P20">Warning 5000: Definition 'i' not used in 'M' (shmem.vdm) at line 129:7</text:p>
      <text:p text:style-name="P20">Type checked 1 module in 0.059 secs. No type errors and 1 warning</text:p>
      <text:p text:style-name="P20"><text:soft-page-break/>Initialized 1 module in 0.08 secs.</text:p>
      <text:p text:style-name="P20">Interpreter started</text:p>
      <text:p text:style-name="P20">&gt;</text:p>
      <text:p text:style-name="P19">&gt; assert rand.assertions</text:p>
      <text:p text:style-name="P20">PASSED all 2 assertions from rand.assertions</text:p>
      <text:p text:style-name="P19">&gt; assert rand.assertions</text:p>
      <text:p text:style-name="P20">FAILED: rand(100) = 71</text:p>
      <text:p text:style-name="P20">FAILED: rand(100) = 44</text:p>
      <text:p text:style-name="P20">FAILED 2 and passed 0 assertions from rand.assertions</text:p>
      <text:p text:style-name="P19">&gt; init</text:p>
      <text:p text:style-name="P20">Cleared all coverage information</text:p>
      <text:p text:style-name="P20">Global context initialized</text:p>
      <text:p text:style-name="P19">&gt; assert rand.assertions</text:p>
      <text:p text:style-name="P20">PASSED all 2 assertions from rand.assertions</text:p>
      <text:p text:style-name="P19">&gt; quit</text:p>
      <text:p text:style-name="P20">Bye</text:p>
      <text:p text:style-name="P9"/>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13">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2">&gt; </text:p>
      <text:p text:style-name="P25"/>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13">files</text:span></text:p>
      <text:p text:style-name="Preformatted_20_Text">sortingWithCombineSubfamily.odt</text:p>
      <text:p text:style-name="Preformatted_20_Text">&gt; <text:span text:style-name="T13">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6"/>
      <text:p text:style-name="P1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text:soft-page-break/>Measure checks are enabled</text:p>
      <text:p text:style-name="Preformatted_20_Text">&gt;</text:p>
      <text:p text:style-name="Preformatted_20_Text"/>
      <text:p text:style-name="P9">Most of the interpreter commands for a VDM++ specification are the same as for VDM-SL, with the following differences:</text:p>
      <text:p text:style-name="P18"/>
      <text:p text:style-name="P19">$ java -jar vdmj-2.0.1.jar -vdmpp -i</text:p>
      <text:p text:style-name="P20">Initialized 1 class in 0.183 secs.</text:p>
      <text:p text:style-name="P20">Interpreter started</text:p>
      <text:p text:style-name="P19">&gt; help</text:p>
      <text:p text:style-name="P20">classes - list the loaded class names</text:p>
      <text:p text:style-name="P20">default &lt;class&gt; - set the default class name</text:p>
      <text:p text:style-name="P20">create &lt;id&gt; := &lt;exp&gt; - create a named variable</text:p>
      <text:p text:style-name="P20">print &lt;expression&gt; - evaluate expression</text:p>
      <text:p text:style-name="P20">runtrace &lt;name&gt; [test number] - run CT trace(s)</text:p>
      <text:p text:style-name="P20">debugtrace &lt;name&gt; [test number] - debug CT trace(s)</text:p>
      <text:p text:style-name="P20">assert &lt;file&gt; - run assertions from a file</text:p>
      <text:p text:style-name="P20">init - re-initialize the global environment</text:p>
      <text:p text:style-name="P20">env - list the global symbols in the default environment</text:p>
      <text:p text:style-name="P20">pog [&lt;function/operation&gt;] - generate proof obligations</text:p>
      <text:p text:style-name="P20">break [&lt;file&gt;:]&lt;line#&gt; [&lt;condition&gt;] - create a breakpoint</text:p>
      <text:p text:style-name="P20">break &lt;function/operation&gt; [&lt;condition&gt;] - create a breakpoint</text:p>
      <text:p text:style-name="P20">trace [&lt;file&gt;:]&lt;line#&gt; [&lt;exp&gt;] - create a tracepoint</text:p>
      <text:p text:style-name="P20">trace &lt;function/operation&gt; [&lt;exp&gt;] - create a tracepoint</text:p>
      <text:p text:style-name="P20">remove &lt;breakpoint#&gt; - remove a trace/breakpoint</text:p>
      <text:p text:style-name="P20">list - list breakpoints</text:p>
      <text:p text:style-name="P20">coverage clear|write &lt;dir&gt;|merge &lt;dir&gt;|&lt;filenames&gt; - handle line coverage</text:p>
      <text:p text:style-name="P20">latex|latexdoc [&lt;files&gt;] - generate LaTeX line coverage files</text:p>
      <text:p text:style-name="P20">word [&lt;files&gt;] - generate Word HTML line coverage files</text:p>
      <text:p text:style-name="P20">files - list files in the current specification</text:p>
      <text:p text:style-name="P20">set [&lt;pre|post|inv|dtc|measures&gt; &lt;on|off&gt;] - set runtime checks</text:p>
      <text:p text:style-name="P20">reload - reload the current specification files</text:p>
      <text:p text:style-name="P20">load &lt;files or dirs&gt; - replace current loaded specification files</text:p>
      <text:p text:style-name="Preformatted_20_Text"><text:span text:style-name="T5">save [&lt;files&gt;]</text:span> - generate Word/ODF source extract files</text:p>
      <text:p text:style-name="P20">quit - leave the interpreter</text:p>
      <text:p text:style-name="P20">&gt;</text:p>
      <text:p text:style-name="P18"/>
      <text:p text:style-name="P18"/>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9">The following example illustrates:</text:p>
      <text:p text:style-name="P18"/>
      <text:p text:style-name="P19">$ cat test.vpp</text:p>
      <text:p text:style-name="P18">class A</text:p>
      <text:p text:style-name="P18"/>
      <text:p text:style-name="P18">instance variables</text:p>
      <text:p text:style-name="P18"><text:s text:c="2"/>si:int;</text:p>
      <text:p text:style-name="P18"><text:s text:c="2"/>sj:int;</text:p>
      <text:p text:style-name="P18"><text:s text:c="2"/>public static sk:int := 123;</text:p>
      <text:p text:style-name="P18"/>
      <text:p text:style-name="P18">operations</text:p>
      <text:p text:style-name="P18"/>
      <text:p text:style-name="P18">public op: int * int ==&gt; int</text:p>
      <text:p text:style-name="P18"><text:s text:c="2"/>op(i, j) ==</text:p>
      <text:p text:style-name="P18"><text:s text:c="2"/>( si := i;</text:p>
      <text:p text:style-name="P18"><text:s text:c="4"/>sj := j;</text:p>
      <text:p text:style-name="P18"><text:soft-page-break/><text:s text:c="4"/>sk := i + j;</text:p>
      <text:p text:style-name="P18"><text:s text:c="4"/>return sk;</text:p>
      <text:p text:style-name="P18"><text:s text:c="2"/>);</text:p>
      <text:p text:style-name="P18"/>
      <text:p text:style-name="P18">public static test: () ==&gt; int</text:p>
      <text:p text:style-name="P18"><text:s text:c="4"/>test() == let a = new A() in a.op(1, 2);</text:p>
      <text:p text:style-name="P18"/>
      <text:p text:style-name="P18">end A</text:p>
      <text:p text:style-name="P18"/>
      <text:p text:style-name="P18"/>
      <text:p text:style-name="P19">$ java -jar vdmj-2.0.1.jar -vdmpp -i test.vpp <text:s text:c="9"/></text:p>
      <text:p text:style-name="P20">Parsed 1 class in 0.236 secs. No syntax errors <text:s text:c="26"/></text:p>
      <text:p text:style-name="P20">Warning 5001: Instance variable 'si' is not initialized in 'A' (test.vpp) at line 4:3</text:p>
      <text:p text:style-name="P20">Warning 5001: Instance variable 'sj' is not initialized in 'A' (test.vpp) at line 5:3</text:p>
      <text:p text:style-name="P20">Type checked 1 class in 0.02 secs. No type errors and 2 warnings <text:s text:c="20"/></text:p>
      <text:p text:style-name="P20">Initialized 1 class in 0.052 secs. <text:s text:c="50"/></text:p>
      <text:p text:style-name="P20">Interpreter started <text:s text:c="65"/></text:p>
      <text:p text:style-name="P19">&gt; classes <text:s text:c="75"/></text:p>
      <text:p text:style-name="P20">A (default) <text:s text:c="73"/></text:p>
      <text:p text:style-name="P19">&gt; state <text:s text:c="77"/></text:p>
      <text:p text:style-name="P20">Command not available in this context <text:s text:c="47"/></text:p>
      <text:p text:style-name="P19">&gt; p new A() <text:s text:c="73"/></text:p>
      <text:p text:style-name="P20">= A{#1, si:=undefined, sj:=undefined, sk:=123}</text:p>
      <text:p text:style-name="P20">Executed in 0.026 secs.</text:p>
      <text:p text:style-name="P19">&gt; env</text:p>
      <text:p text:style-name="P20">test() = (() ==&gt; int)</text:p>
      <text:p text:style-name="P20">sk = 123</text:p>
      <text:p text:style-name="P19">&gt; p test()</text:p>
      <text:p text:style-name="P20">= 3</text:p>
      <text:p text:style-name="P20">Executed in 0.0070 secs.</text:p>
      <text:p text:style-name="P19">&gt; env</text:p>
      <text:p text:style-name="P20">test() = (() ==&gt; int)</text:p>
      <text:p text:style-name="P20">sk = 3</text:p>
      <text:p text:style-name="P19">&gt; p new A().op(123,456)</text:p>
      <text:p text:style-name="P20">= 579</text:p>
      <text:p text:style-name="P20">Executed in 0.0090 secs.</text:p>
      <text:p text:style-name="P19">&gt; env</text:p>
      <text:p text:style-name="P20">test() = (() ==&gt; int)</text:p>
      <text:p text:style-name="P20">sk = 579</text:p>
      <text:p text:style-name="P19">&gt; create a := new A()</text:p>
      <text:p text:style-name="P19">&gt; env</text:p>
      <text:p text:style-name="P20">test() = (() ==&gt; int)</text:p>
      <text:p text:style-name="P20">sk = 579</text:p>
      <text:p text:style-name="P20">a = A{#4, si:=undefined, sj:=undefined, sk:=579}</text:p>
      <text:p text:style-name="P19">&gt; p a.op(111,222)</text:p>
      <text:p text:style-name="P20">= 333</text:p>
      <text:p text:style-name="P20">Executed in 0.0020 secs.</text:p>
      <text:p text:style-name="P19">&gt; env</text:p>
      <text:p text:style-name="P20">test() = (() ==&gt; int)</text:p>
      <text:p text:style-name="P20">sk = 333</text:p>
      <text:p text:style-name="P20">a = A{#4, si:=111, sj:=222, sk:=333}</text:p>
      <text:p text:style-name="P19">&gt; quit</text:p>
      <text:p text:style-name="P17">Bye</text:p>
      <text:p text:style-name="P17"/>
      <text:p text:style-name="P18"/>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9"/>
      <text:p text:style-name="P19">&gt; help</text:p>
      <text:p text:style-name="Preformatted_20_Text">classes - list the loaded class names</text:p>
      <text:p text:style-name="Preformatted_20_Text">threads - list active threads</text:p>
      <text:p text:style-name="Preformatted_20_Text"><text:soft-page-break/>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8"/>
      <text:p text:style-name="Text_20_body"><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9"/>
      <text:p text:style-name="P19">&gt; log</text:p>
      <text:p text:style-name="Preformatted_20_Text">RT events now logged to the console</text:p>
      <text:p text:style-name="Preformatted_20_Text"/>
      <text:p text:style-name="P1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6">&gt; log off</text:p>
      <text:p text:style-name="Preformatted_20_Text">RT event logging disabled</text:p>
      <text:p text:style-name="P22"><text:s/></text:p>
      <text:p text:style-name="P18"/>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soft-page-break/><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6">&gt; p new A().f(1,2)</text:p>
      <text:p text:style-name="Preformatted_20_Text">= 0.5</text:p>
      <text:p text:style-name="Preformatted_20_Text">Executed in 0.036 secs. </text:p>
      <text:p text:style-name="Preformatted_20_Text">&gt; </text:p>
      <text:p text:style-name="P1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text:span><text:soft-page-break/><text:span text:style-name="T3">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pan text:style-name="T3">files with parts of the specification highlighted where they have not been executed. The LaTeX output </text:span><text:span text:style-name="T3">also contains a table of percentage cover by module/class and the number of times functions and operations were hit during the execution. The </text:span><text:span text:style-name="T1">latexdoc </text:span><text:span text:style-name="T3">command is the same, except that output files </text:span><text:span text:style-name="T3">are wrapped in LaTeX document headers. The LaTeX output files are written to the same directory as source files, one per source file, with the extension .tex.</text:span></text:p>
      <text:p text:style-name="P18"/>
      <text:p text:style-name="P19">&gt; latex</text:p>
      <text:p text:style-name="P18">Latex coverage written to coverage.vpp.tex</text:p>
      <text:p text:style-name="P18">&gt;</text:p>
      <text:p text:style-name="P18"/>
      <text:p text:style-name="Text_20_body"><text:span text:style-name="T3">Similarly, the </text:span><text:span text:style-name="T1">word </text:span><text:span text:style-name="T3">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8"/>
      <text:p text:style-name="P19">&gt; word</text:p>
      <text:p text:style-name="P18">Word HTML coverage written to coverage.vpp.doc</text:p>
      <text:p text:style-name="P18">&gt;</text:p>
      <text:p text:style-name="P18"/>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source file can be listed with </text:span><text:span text:style-name="T1">coverage</text:span><text:span text:style-name="T3"> &lt;</text:span><text:span text:style-name="T1">file</text:span><text:span text:style-name="T3">&gt;, </text:span><text:span text:style-name="T1">latex &lt;file&gt; </text:span><text:span text:style-name="T3">or </text:span><text:span text:style-name="T1">word &lt;file&gt;.</text:span></text:p>
      <text:list xml:id="list848546596" text:continue-numbering="true" text:style-name="Outline">
        <text:list-item>
          <text:list>
            <text:list-item>
              <text:list>
                <text:list-item>
                  <text:h text:style-name="P36"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1796811462" text:continue-numbering="true" text:style-name="Outline">
        <text:list-item>
          <text:list>
            <text:list-item>
              <text:h text:style-name="P40" text:outline-level="2"><text:bookmark-start text:name="__RefHeading__5345_1283554570"/>Debugging<text:bookmark-end text:name="__RefHeading__5345_1283554570"/></text:h>
              <text:list>
                <text:list-item>
                  <text:h text:style-name="P36"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8"/>
      <text:p text:style-name="P23">&gt; break op <text:s text:c="74"/></text:p>
      <text:p text:style-name="P22">Created break [1] in 'A' (test.vpp) at line 12:3 <text:s text:c="36"/></text:p>
      <text:p text:style-name="P22">12: <text:s text:c="3"/>( si := i; <text:s text:c="67"/></text:p>
      <text:p text:style-name="P23">&gt; p test() <text:s text:c="74"/></text:p>
      <text:p text:style-name="P22">Stopped break [1] in 'A' (test.vpp) at line 12:3 <text:s text:c="36"/></text:p>
      <text:p text:style-name="P22">12: <text:s text:c="3"/>( si := i; <text:s text:c="67"/></text:p>
      <text:p text:style-name="P23">[MainThread-7]&gt; help <text:s text:c="64"/></text:p>
      <text:p text:style-name="P22">step - step one expression/statement <text:s text:c="48"/></text:p>
      <text:p text:style-name="P22">next - step over functions or operations <text:s text:c="44"/></text:p>
      <text:p text:style-name="P22">out - run to the return of functions or operations <text:s text:c="34"/></text:p>
      <text:p text:style-name="P22">...</text:p>
      <text:p text:style-name="P22">load &lt;files&gt; - replace current loaded specification files <text:s text:c="27"/></text:p>
      <text:p text:style-name="P22">quit - leave the interpreter <text:s text:c="56"/></text:p>
      <text:p text:style-name="P23">[MainThread-7]&gt; stack <text:s text:c="63"/></text:p>
      <text:p text:style-name="P22">Stopped at break [1] in 'A' (test.vpp) at line 12:3 <text:s text:c="33"/></text:p>
      <text:p text:style-name="P22"><text:s text:c="8"/>j = 2 <text:s text:c="71"/></text:p>
      <text:p text:style-name="P22"><text:s text:c="8"/>i = 1 <text:s text:c="71"/></text:p>
      <text:p text:style-name="P22"><text:s text:c="8"/>self = A{#1, si:=undefined, sj:=undefined, sk:=123} <text:s text:c="25"/></text:p>
      <text:p text:style-name="P22">In object context of op(i, j) in 'A' (test.vpp) at line 19:34 <text:s text:c="23"/></text:p>
      <text:p text:style-name="P22">In context of let statement in 'A' (test.vpp) at line 19:15 <text:s text:c="25"/></text:p>
      <text:p text:style-name="P22">In class context of test() in 'A' (console) at line 1:1 <text:s text:c="29"/></text:p>
      <text:p text:style-name="P22">In root context of global static scope <text:s text:c="46"/></text:p>
      <text:p text:style-name="P23">[MainThread-7]&gt; source <text:s text:c="62"/></text:p>
      <text:p text:style-name="P22">7: <text:s text:c="82"/></text:p>
      <text:p text:style-name="P22">8: <text:s/>operations <text:s text:c="70"/></text:p>
      <text:p text:style-name="P22">9: <text:s text:c="82"/></text:p>
      <text:p text:style-name="P22">10: <text:s/>public op: int * int ==&gt; int <text:s text:c="51"/></text:p>
      <text:p text:style-name="P22">11: <text:s text:c="3"/>op(i, j) == <text:s text:c="66"/></text:p>
      <text:p text:style-name="P22">12:&gt;&gt; <text:s/>( si := i; <text:s text:c="67"/></text:p>
      <text:p text:style-name="P22">13: <text:s text:c="5"/>sj := j; <text:s text:c="67"/></text:p>
      <text:p text:style-name="P22">14: <text:s text:c="5"/>sk := i + j; <text:s text:c="63"/></text:p>
      <text:p text:style-name="P22">15: <text:s text:c="5"/>return sk; <text:s text:c="65"/></text:p>
      <text:p text:style-name="P22">16: <text:s text:c="3"/>); <text:s text:c="75"/></text:p>
      <text:p text:style-name="P22">17: <text:s text:c="81"/></text:p>
      <text:p text:style-name="P23">[MainThread-7]&gt; down <text:s text:c="64"/></text:p>
      <text:p text:style-name="P22">In context of let statement in 'A' (test.vpp) at line 19:15 <text:s text:c="25"/></text:p>
      <text:p text:style-name="P23">[MainThread-7]&gt; stack <text:s text:c="63"/></text:p>
      <text:p text:style-name="P22">Stopped at break [1] in 'A' (test.vpp) at line 12:3 <text:s text:c="33"/></text:p>
      <text:p text:style-name="P22"><text:s text:c="8"/>a = A{#1, si:=undefined, sj:=undefined, sk:=123} <text:s text:c="28"/></text:p>
      <text:p text:style-name="P22">In context of let statement in 'A' (test.vpp) at line 19:15 <text:s text:c="25"/></text:p>
      <text:p text:style-name="P22">In class context of test() in 'A' (console) at line 1:1 <text:s text:c="29"/></text:p>
      <text:p text:style-name="P22">In root context of global static scope</text:p>
      <text:p text:style-name="P23">[MainThread-7]&gt; print a</text:p>
      <text:p text:style-name="P22">a = A{#1, si:=undefined, sj:=undefined, sk:=123}</text:p>
      <text:p text:style-name="P23">[MainThread-7]&gt; step</text:p>
      <text:p text:style-name="P22"><text:soft-page-break/>Stopped in 'A' (test.vpp) at line 13:5</text:p>
      <text:p text:style-name="P22">13: <text:s text:c="5"/>sj := j;</text:p>
      <text:p text:style-name="P23">[MainThread-7]&gt; step</text:p>
      <text:p text:style-name="P22">Stopped in 'A' (test.vpp) at line 14:5</text:p>
      <text:p text:style-name="P22">14: <text:s text:c="5"/>sk := i + j;</text:p>
      <text:p text:style-name="P23">[MainThread-7]&gt; step</text:p>
      <text:p text:style-name="P22">Stopped in 'A' (test.vpp) at line 15:5</text:p>
      <text:p text:style-name="P22">15: <text:s text:c="5"/>return sk;</text:p>
      <text:p text:style-name="P23">[MainThread-7]&gt; step</text:p>
      <text:p text:style-name="P22">= 3</text:p>
      <text:p text:style-name="P22">Executed in 83.143 secs.</text:p>
      <text:p text:style-name="P23">&gt; list</text:p>
      <text:p text:style-name="P22">break [1] in 'A' (test.vpp) at line 12:3</text:p>
      <text:p text:style-name="P22">12: <text:s text:c="3"/>( si := i;</text:p>
      <text:p text:style-name="P23">&gt; break op i &lt; 10</text:p>
      <text:p text:style-name="P22">Created break [2] when "i &lt; 10" in 'A' (test.vpp) at line 12:3</text:p>
      <text:p text:style-name="P22">12: <text:s text:c="3"/>( si := i;</text:p>
      <text:p text:style-name="P23">&gt; print new A().op(1,2)</text:p>
      <text:p text:style-name="P22">Stopped break [2] when "i &lt; 10" in 'A' (test.vpp) at line 12:3</text:p>
      <text:p text:style-name="P22">12: <text:s text:c="3"/>( si := i;</text:p>
      <text:p text:style-name="P23">[MainThread-8]&gt; continue</text:p>
      <text:p text:style-name="P22">= 3</text:p>
      <text:p text:style-name="P22">Executed in 21.217 secs.</text:p>
      <text:p text:style-name="P23">&gt; print new A().op(100,200)</text:p>
      <text:p text:style-name="P22">= 300</text:p>
      <text:p text:style-name="P22">Executed in 0.0020 secs.</text:p>
      <text:p text:style-name="P22">&gt;</text:p>
      <text:p text:style-name="P22"/>
      <text:p text:style-name="P20"/>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6">&gt; break 12 = 4</text:p>
      <text:p text:style-name="P17">Created break [1] when "= 4" in 'A' (test.vpp) at line 12:3</text:p>
      <text:p text:style-name="P17">12: <text:s text:c="3"/>( si := i;</text:p>
      <text:p text:style-name="P16">&gt; break 12 &gt; 4</text:p>
      <text:p text:style-name="P17">Created break [2] when "&gt; 4" in 'A' (test.vpp) at line 12:3</text:p>
      <text:p text:style-name="P17">12: <text:s text:c="3"/>( si := i;</text:p>
      <text:p text:style-name="P16">&gt; break 12 &gt;= 4</text:p>
      <text:p text:style-name="P17">Created break [3] when "&gt;= 4" in 'A' (test.vpp) at line 12:3</text:p>
      <text:p text:style-name="P17">12: <text:s text:c="3"/>( si := i;</text:p>
      <text:p text:style-name="P16">&gt; break 12 mod 4</text:p>
      <text:p text:style-name="P17">Created break [4] when "mod 4" in 'A' (test.vpp) at line 12:3</text:p>
      <text:p text:style-name="P17">12: <text:s text:c="3"/>( si := i;</text:p>
      <text:p text:style-name="P16">&gt; break 12 i &gt; j or i+j &gt; 10</text:p>
      <text:p text:style-name="P17">Created break [5] when "i &gt; j or i+j &gt; 10" in 'A' (test.vpp) at line 12:3</text:p>
      <text:p text:style-name="P17">12: <text:s text:c="3"/>( si := i;</text:p>
      <text:p text:style-name="P17">&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text:span><text:span text:style-name="T3">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oft-page-break/><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8"/>
      <text:p text:style-name="P19">&gt; trace 14 mk_(i, j, sk)</text:p>
      <text:p text:style-name="P20">Created trace [1] show "mk_(i, j, sk)" in 'A' (test.vpp) at line 14:5</text:p>
      <text:p text:style-name="P20">14: <text:s text:c="5"/>sk := i + j;</text:p>
      <text:p text:style-name="P19">&gt; p test()</text:p>
      <text:p text:style-name="P20">mk_(i, j, sk) = mk_(1, 2, 123) at [1]</text:p>
      <text:p text:style-name="P20">= 3</text:p>
      <text:p text:style-name="P20">Executed in 0.0040 secs.</text:p>
      <text:p text:style-name="P20">&gt;</text:p>
      <text:p text:style-name="P20"/>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6">[MainThread-7]&gt; p x</text:p>
      <text:p text:style-name="Preformatted_20_Text">x = -1</text:p>
      <text:p text:style-name="P16">[MainThread-7]&gt; p y</text:p>
      <text:p text:style-name="Preformatted_20_Text">y = 0</text:p>
      <text:p text:style-name="P16">[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1124139007"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6">&gt; break op</text:p>
      <text:p text:style-name="Preformatted_20_Text">Created break [1] in 'A' (threads.vpp) at line 5:9</text:p>
      <text:p text:style-name="Preformatted_20_Text">5: <text:s/><text:tab/><text:tab/>(</text:p>
      <text:p text:style-name="P16">&gt; p new A().run()</text:p>
      <text:p text:style-name="Preformatted_20_Text">Stopped in 'A' (threads.vpp) at line 14:27</text:p>
      <text:p text:style-name="Preformatted_20_Text">14: <text:s/><text:tab/><text:tab/><text:tab/>while true do skip</text:p>
      <text:p text:style-name="P16">[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13">RUNNING</text:span>)</text:p>
      <text:p text:style-name="Preformatted_20_Text">PeriodicThread-11 (RUNNABLE)</text:p>
      <text:p text:style-name="P16">[MainThread-7]&gt; c</text:p>
      <text:p text:style-name="Preformatted_20_Text">Stopped break [1] in 'A' (threads.vpp) at line 5:9</text:p>
      <text:p text:style-name="Preformatted_20_Text">5: <text:s/><text:tab/><text:tab/>(</text:p>
      <text:p text:style-name="P16">[PeriodicThread-8]&gt; c</text:p>
      <text:p text:style-name="Preformatted_20_Text">Thread 8...</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9]&gt; c</text:p>
      <text:p text:style-name="Preformatted_20_Text">Thread 9...</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0]&gt; c</text:p>
      <text:p text:style-name="Preformatted_20_Text">Thread 10...</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2]&gt; c</text:p>
      <text:p text:style-name="Preformatted_20_Text">Thread 12...</text:p>
      <text:p text:style-name="Preformatted_20_Text">Stopped in 'A' (threads.vpp) at line 14:27</text:p>
      <text:p text:style-name="Preformatted_20_Text">14: <text:s/><text:tab/><text:tab/><text:tab/>while true do skip</text:p>
      <text:p text:style-name="P16">[MainThread-7]&gt; remove 1</text:p>
      <text:p text:style-name="Preformatted_20_Text">Cleared break [1] in 'A' (threads.vpp) at line 5:9</text:p>
      <text:p text:style-name="Preformatted_20_Text">5: <text:s/><text:tab/><text:tab/>(</text:p>
      <text:p text:style-name="P16">[MainThread-7]&gt; c</text:p>
      <text:p text:style-name="Preformatted_20_Text">Stopped break [1] in 'A' (threads.vpp) at line 5:9</text:p>
      <text:p text:style-name="Preformatted_20_Text">5: <text:s/><text:tab/><text:tab/>(</text:p>
      <text:p text:style-name="P16">[PeriodicThread-13]&gt; c</text:p>
      <text:p text:style-name="Preformatted_20_Text">Thread 13...</text:p>
      <text:p text:style-name="Preformatted_20_Text">Thread 14...</text:p>
      <text:p text:style-name="Preformatted_20_Text">Thread 15...</text:p>
      <text:p text:style-name="Preformatted_20_Text">Thread 16...</text:p>
      <text:p text:style-name="P22">Thread 17...</text:p>
      <text:p text:style-name="P16"/>
      <text:p text:style-name="P22"/>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792417657" text:continue-numbering="true" text:style-name="Outline">
        <text:list-item>
          <text:list>
            <text:list-item>
              <text:list>
                <text:list-item>
                  <text:h text:style-name="P37"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6">$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8"/>
      <text:p text:style-name="P18">Dialect is VDM_RT</text:p>
      <text:p text:style-name="Preformatted_20_Text">&gt; <text:span text:style-name="T13">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2">&gt;</text:p>
      <text:p text:style-name="P22"/>
      <text:p text:style-name="P22"/>
      <text:p text:style-name="Text_20_body">To load a specification, starting an instance of VDMJ, you use the <text:span text:style-name="T1">load </text:span><text:span text:style-name="T3">command:</text:span></text:p>
      <text:p text:style-name="P22"/>
      <text:p text:style-name="Preformatted_20_Text">&gt; <text:span text:style-name="T13">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22"><text:soft-page-break/>[Id 1: STARTING]&gt; </text:p>
      <text:p text:style-name="P22"/>
      <text:p text:style-name="P22"/>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6">[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6">[Id 1: STOPPED]&gt; p obj1</text:p>
      <text:p text:style-name="Preformatted_20_Text">[Id 1: RUNNING]&gt; </text:p>
      <text:p text:style-name="Preformatted_20_Text">obj1 = A{#2, val:=0}</text:p>
      <text:p text:style-name="Preformatted_20_Text"/>
      <text:p text:style-name="P16">[Id 1: STOPPED]&gt; p obj1.Set(123)</text:p>
      <text:p text:style-name="Preformatted_20_Text">[Id 1: RUNNING]&gt; </text:p>
      <text:p text:style-name="Preformatted_20_Text">obj1.Set(123) = ()</text:p>
      <text:p text:style-name="Preformatted_20_Text">[Id 1: STOPPED]&gt; </text:p>
      <text:p text:style-name="Preformatted_20_Text"/>
      <text:p text:style-name="P16">[Id 1: STOPPED]&gt; p obj1</text:p>
      <text:p text:style-name="Preformatted_20_Text">[Id 1: RUNNING]&gt; </text:p>
      <text:p text:style-name="Preformatted_20_Text">obj1 = A{#2, val:=123}</text:p>
      <text:p text:style-name="P22">[Id 1: STOPPED]&gt;</text:p>
      <text:p text:style-name="P22"/>
      <text:p text:style-name="P22"/>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5"/>
      <text:p text:style-name="Text_20_body">To illustrate threaded debugging, we use the <text:span text:style-name="T1">factorial </text:span><text:span text:style-name="T3">example from the CSK VDM++ manual.</text:span></text:p>
      <text:p text:style-name="Preformatted_20_Text"/>
      <text:p text:style-name="P16">[Id 1: STARTING]&gt; break 35</text:p>
      <text:p text:style-name="Preformatted_20_Text">Breakpoint [1] set</text:p>
      <text:p text:style-name="P16">[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6">[Id 1: BREAK]&gt; threads</text:p>
      <text:p text:style-name="Preformatted_20_Text">Id 1: BREAK</text:p>
      <text:p text:style-name="Preformatted_20_Text">Id 8: BREAK</text:p>
      <text:p text:style-name="P16">[Id 1: BREAK]&gt; thread 8</text:p>
      <text:p text:style-name="P16">[Id 8: BREAK]&gt; p i</text:p>
      <text:p text:style-name="Preformatted_20_Text">[Id 8: BREAK]&gt; </text:p>
      <text:p text:style-name="Preformatted_20_Text">i = 1</text:p>
      <text:p text:style-name="P16">[Id 8: BREAK]&gt; p j</text:p>
      <text:p text:style-name="Preformatted_20_Text">[Id 8: BREAK]&gt; </text:p>
      <text:p text:style-name="Preformatted_20_Text">j = 2</text:p>
      <text:p text:style-name="P16">[Id 8: BREAK]&gt; c</text:p>
      <text:p text:style-name="P16">[Id 8: RUNNING]&gt; thread 1</text:p>
      <text:p text:style-name="P16">[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6">[Id 1: BREAK]&gt; threads</text:p>
      <text:p text:style-name="Preformatted_20_Text">Id 1: BREAK</text:p>
      <text:p text:style-name="Preformatted_20_Text">Id 8: BREAK</text:p>
      <text:p text:style-name="Preformatted_20_Text">Id 9: BREAK</text:p>
      <text:p text:style-name="P16">[Id 1: BREAK]&gt; thread 9</text:p>
      <text:p text:style-name="P16">[Id 9: BREAK]&gt; p j</text:p>
      <text:p text:style-name="Preformatted_20_Text">[Id 9: BREAK]&gt; </text:p>
      <text:p text:style-name="Preformatted_20_Text">j = 1</text:p>
      <text:p text:style-name="P16">[Id 9: BREAK]&gt; c</text:p>
      <text:p text:style-name="P16">[Id 9: RUNNING]&gt; thread 8</text:p>
      <text:p text:style-name="P16">[Id 8: BREAK]&gt; c</text:p>
      <text:p text:style-name="Preformatted_20_Text">[Id 8: RUNNING]&gt; </text:p>
      <text:p text:style-name="Preformatted_20_Text">Thread stopped: Id 9: STOPPED</text:p>
      <text:p text:style-name="P16">[Id 8: RUNNING]&gt; thread 1</text:p>
      <text:p text:style-name="P16">[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6">[Id 1: BREAK]&gt; threads</text:p>
      <text:p text:style-name="Preformatted_20_Text">Id 1: BREAK</text:p>
      <text:p text:style-name="Preformatted_20_Text">Id 8: BREAK</text:p>
      <text:p text:style-name="Preformatted_20_Text">Id 10: BREAK</text:p>
      <text:p text:style-name="P16">[Id 1: BREAK]&gt; thread 10</text:p>
      <text:p text:style-name="P16">[Id 10: BREAK]&gt; c</text:p>
      <text:p text:style-name="P16">[Id 10: RUNNING]&gt; thread 8</text:p>
      <text:p text:style-name="P16">[Id 8: BREAK]&gt; c</text:p>
      <text:p text:style-name="Preformatted_20_Text">[Id 8: RUNNING]&gt; </text:p>
      <text:p text:style-name="Preformatted_20_Text">Thread stopped: Id 10: STOPPED</text:p>
      <text:p text:style-name="P16">[Id 8: RUNNING]&gt; thread 1</text:p>
      <text:p text:style-name="P16">[Id 1: BREAK]&gt; c</text:p>
      <text:p text:style-name="Preformatted_20_Text">[Id 1: RUNNING]&gt; </text:p>
      <text:p text:style-name="Preformatted_20_Text">Thread stopped: Id 8: STOPPED</text:p>
      <text:p text:style-name="P16">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8"/>
      <text:p text:style-name="P16"><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6">[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6">new Factorial().factorial(3) = 6</text:p>
      <text:p text:style-name="Preformatted_20_Text">[Id 1: STOPPED]&gt; </text:p>
      <text:p text:style-name="Preformatted_20_Text">[Id 15: RUNNING] mk_(i,j) = mk_(2, 2) at [2]</text:p>
      <text:p text:style-name="P22">[Id 1: STOPPED]&gt;</text:p>
      <text:p text:style-name="P22"/>
      <text:p text:style-name="P22"/>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3">command:</text:span></text:p>
      <text:p text:style-name="P18"/>
      <text:p text:style-name="P16"><text:span text:style-name="T3">[Id 1: STOPPED]&gt; </text:span><text:span text:style-name="T3">quit</text:span></text:p>
      <text:p text:style-name="Preformatted_20_Text"><text:soft-page-break/>Terminating VDMJ process</text:p>
      <text:p text:style-name="P22">&gt;</text:p>
      <text:p text:style-name="P22"/>
      <text:p text:style-name="P22"/>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8"/>
      <text:p text:style-name="Preformatted_20_Text">&gt; <text:span text:style-name="T13">eval factorial.vpp</text:span></text:p>
      <text:p text:style-name="P16">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6">[Id 1: STARTING]&gt; run</text:p>
      <text:p text:style-name="Preformatted_20_Text">[Id 1: RUNNING]&gt; </text:p>
      <text:p text:style-name="Preformatted_20_Text">stdout: 24</text:p>
      <text:p text:style-name="Preformatted_20_Text">[Id 1: STOPPED]&gt;</text:p>
      <text:p text:style-name="Preformatted_20_Text"/>
      <text:list xml:id="list1769915529"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3">sections in a VDM-SL specification, or the static </text:span><text:span text:style-name="T1">instance variables</text:span><text:span text:style-name="T3"> of VDM++ and VDM-RT specifications) is initialized once when the specification is loaded, and is modified thereafter by operation calls, for example using the </text:span><text:span text:style-name="T1">print &lt;expression&gt; </text:span><text:span text:style-name="T3">from the</text:span><text:span text:style-name="T1"> </text:span><text:span text:style-name="T3">command prompt. The state can be restored to its initial state at any time using the </text:span><text:span text:style-name="T1">init </text:span><text:span text:style-name="T3">command.</text:span></text:p>
      <text:p text:style-name="Text_20_body"><text:span text:style-name="T3">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3">command can be used to clear all threads, CPUs, BUSses and messages, and reset the system to its initial state.</text:span></text:p>
      <text:p text:style-name="Text_20_body"><text:span text:style-name="T3">This leads to the concept of a </text:span><text:span text:style-name="T1">session</text:span><text:span text:style-name="T3">,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3">command, the thread scheduling and normal BUS activity of the model is suspended - in effect, "time" in the simulation is stopped until the user types the next </text:span><text:span text:style-name="T1">print </text:span><text:span text:style-name="T3">expression, which allows the model to evolve until that expression has completed.</text:span></text:p>
      <text:p text:style-name="P9">For example, consider the following VDM++ specification:</text:p>
      <text:p text:style-name="P18"/>
      <text:p text:style-name="P21">class A</text:p>
      <text:p text:style-name="P27">instance variables</text:p>
      <text:p text:style-name="P27"><text:s text:c="8"/>iv:int := 0;</text:p>
      <text:p text:style-name="P27"/>
      <text:p text:style-name="P27">operations</text:p>
      <text:p text:style-name="P27"><text:s text:c="8"/>private <text:span text:style-name="T18">inc</text:span>: () ==&gt; ()</text:p>
      <text:p text:style-name="P27"><text:s text:c="8"/><text:span text:style-name="T18">inc</text:span>() == iv := iv + 1;</text:p>
      <text:p text:style-name="P27"><text:s text:c="7"/></text:p>
      <text:p text:style-name="P27"><text:s text:c="8"/>public get: () ==&gt; <text:span text:style-name="T18">int</text:span></text:p>
      <text:p text:style-name="P27"><text:s text:c="8"/>get() == return iv;</text:p>
      <text:p text:style-name="P27"/>
      <text:p text:style-name="P27"><text:s text:c="8"/>private run: () ==&gt; ()</text:p>
      <text:p text:style-name="P27"><text:s text:c="8"/>run() == while true do <text:span text:style-name="T18">inc</text:span>();</text:p>
      <text:p text:style-name="P27"/>
      <text:p text:style-name="P27"><text:s text:c="8"/>public static go: A ==&gt; ()</text:p>
      <text:p text:style-name="P27"><text:soft-page-break/><text:s text:c="8"/>go(a) == start(a);</text:p>
      <text:p text:style-name="P27"/>
      <text:p text:style-name="P27">sync</text:p>
      <text:p text:style-name="P27"><text:s text:c="8"/>per <text:span text:style-name="T18">inc</text:span> =&gt; #fin(get) &gt; #fin(<text:span text:style-name="T18">inc</text:span>);</text:p>
      <text:p text:style-name="P27"><text:s text:c="8"/>per get =&gt; #fin(get) = #fin(<text:span text:style-name="T18">inc</text:span>);</text:p>
      <text:p text:style-name="P27"/>
      <text:p text:style-name="P27">thread</text:p>
      <text:p text:style-name="P27"><text:s text:c="8"/>run();</text:p>
      <text:p text:style-name="P27"/>
      <text:p text:style-name="P27">end A</text:p>
      <text:p text:style-name="P27"/>
      <text:p text:style-name="P13"><text:span text:style-name="T3">The model has a single instance variable, </text:span><text:span text:style-name="T1">iv</text:span><text:span text:style-name="T3">, which is incremented by the private </text:span><text:span text:style-name="T1">inc </text:span><text:span text:style-name="T3">operation, which is called in an infinite loop by the run operation, which in turn is the body of a thread. The thread is started by a static </text:span><text:span text:style-name="T1">go </text:span><text:span text:style-name="T3">operation. Permission predicates in the </text:span><text:span text:style-name="T1">sync </text:span><text:span text:style-name="T3">section mean that the </text:span><text:span text:style-name="T1">inc </text:span><text:span text:style-name="T3">operation can only be called once the </text:span><text:span text:style-name="T1">get </text:span><text:span text:style-name="T3">operation has "seen" each particular value of </text:span><text:span text:style-name="T1">iv</text:span><text:span text:style-name="T3">. So to test this model, we have to call </text:span><text:span text:style-name="T1">go</text:span><text:span text:style-name="T3">, and then make successive calls to </text:span><text:span text:style-name="T1">get. T</text:span><text:span text:style-name="T3">he background thread will continue running in between calls within the session. For example:</text:span></text:p>
      <text:p text:style-name="P18"/>
      <text:p text:style-name="P18">Parsed 1 class in 0.829 secs. No syntax errors</text:p>
      <text:p text:style-name="P18">Type checked 1 class in 0.064 secs. No type errors</text:p>
      <text:p text:style-name="Preformatted_20_Text"><text:span text:style-name="T4">Initialized 1 class in 0.128 secs.</text:span><text:span text:style-name="T3"> </text:span></text:p>
      <text:p text:style-name="P18">Interpreter started</text:p>
      <text:p text:style-name="P19">&gt; create a := new A()</text:p>
      <text:p text:style-name="P19">&gt; p a</text:p>
      <text:p text:style-name="P20">= A{#1, iv:=0}</text:p>
      <text:p text:style-name="P20">Executed in 0.0050 secs. </text:p>
      <text:p text:style-name="P19">&gt; threads</text:p>
      <text:p text:style-name="P20">No threads running</text:p>
      <text:p text:style-name="P19">&gt; p a.get()</text:p>
      <text:p text:style-name="P20">= 0</text:p>
      <text:p text:style-name="P20">Executed in 0.012 secs. </text:p>
      <text:p text:style-name="P19">&gt; threads</text:p>
      <text:p text:style-name="P20">No threads running</text:p>
      <text:p text:style-name="P19">&gt; p go(a)</text:p>
      <text:p text:style-name="P20">= ()</text:p>
      <text:p text:style-name="P20">Executed in 0.017 secs. </text:p>
      <text:p text:style-name="P19">&gt; threads</text:p>
      <text:p text:style-name="P17"><text:span text:style-name="T3">ObjectThread-10 (</text:span><text:span text:style-name="T4">RUNNABLE</text:span><text:span text:style-name="T3">)</text:span></text:p>
      <text:p text:style-name="P19">&gt; p a</text:p>
      <text:p text:style-name="P20">= A{#1, iv:=1}</text:p>
      <text:p text:style-name="P20">Executed in 0.0060 secs. </text:p>
      <text:p text:style-name="P19">&gt; threads</text:p>
      <text:p text:style-name="P17"><text:span text:style-name="T3">ObjectThread-10 (</text:span><text:span text:style-name="T4">WAITING</text:span><text:span text:style-name="T3">)</text:span></text:p>
      <text:p text:style-name="P19">&gt; p a.get()</text:p>
      <text:p text:style-name="P20">= 1</text:p>
      <text:p text:style-name="P20">Executed in 0.019 secs. </text:p>
      <text:p text:style-name="P19">&gt; threads</text:p>
      <text:p text:style-name="P17"><text:span text:style-name="T3">ObjectThread-10 (</text:span><text:span text:style-name="T4">RUNNABLE</text:span><text:span text:style-name="T3">)</text:span></text:p>
      <text:p text:style-name="P19">&gt; p a</text:p>
      <text:p text:style-name="P20">= A{#1, iv:=2}</text:p>
      <text:p text:style-name="P20">Executed in 0.0080 secs. </text:p>
      <text:p text:style-name="P19">&gt; threads</text:p>
      <text:p text:style-name="Preformatted_20_Text"><text:span text:style-name="T5">ObjectThread-10 (</text:span><text:span text:style-name="T4">WAITING</text:span><text:span text:style-name="T5">)</text:span></text:p>
      <text:p text:style-name="P18"/>
      <text:p text:style-name="Text_20_body"><text:span text:style-name="T3">This illustrates a single session. Initially there are no threads running, as the </text:span><text:span text:style-name="T1">threads </text:span><text:span text:style-name="T3">command shows. The call to </text:span><text:span text:style-name="T1">go(a)</text:span><text:span text:style-name="T3"> creates a thread for object </text:span><text:span text:style-name="T1">a </text:span><text:span text:style-name="T3">and successive calls to </text:span><text:span text:style-name="T1">a.get() </text:span><text:span text:style-name="T3">return the value of the </text:span><text:span text:style-name="T1">iv </text:span><text:span text:style-name="T3">state variable. The thread continues to run in the background between calls to </text:span><text:span text:style-name="T1">a.get()</text:span><text:span text:style-name="T3">.</text:span></text:p>
      <text:p text:style-name="Text_20_body"><text:span text:style-name="T3">Note that immediately after a call to </text:span><text:span text:style-name="T1">get</text:span><text:span text:style-name="T3">, the thread is in state RUNNABLE. This is because as soon as the </text:span><text:span text:style-name="T1">get </text:span><text:span text:style-name="T3">operation has been called, its </text:span><text:span text:style-name="T1">#fin </text:span><text:span text:style-name="T3">counter is incremented and the thread is then immediately RUNNABLE as it now passes the permission predicate. However, execution returns to the command line immediately after the </text:span><text:span text:style-name="T1">get </text:span><text:span text:style-name="T3">operation so the thread scheduler will not actually run the thread (ie. call </text:span><text:span text:style-name="T1">inc</text:span><text:span text:style-name="T3">) until the next </text:span><text:span text:style-name="T1">get(a) </text:span><text:span text:style-name="T3">call (or any other operation that resumes the model). If we resume the model with a simple </text:span><text:span text:style-name="T1">print a </text:span><text:span text:style-name="T3">command, the background thread resumes but finds that after </text:span><text:soft-page-break/><text:span text:style-name="T3">the increment it </text:span><text:span text:style-name="T3">must wait for the next </text:span><text:span text:style-name="T1">get </text:span><text:span text:style-name="T3">call, and so enters state WAITING as expected.</text:span></text:p>
      <text:list xml:id="list1790483319"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3">and </text:span><text:span text:style-name="T1">VDMUtil</text:span><text:span text:style-name="T3">. <text:s/>These enable the interpreter to call out to standard library functions in Java, for example to read data from a file or to perform various mathematical functions.</text:span></text:p>
      <text:p text:style-name="Text_20_body"><text:span text:style-name="T3">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3">, but they are distributed freely with the Overture project.</text:span></text:p>
      <text:p text:style-name="Text_20_body"><text:span text:style-name="T3">For example, the following simple VDM function calls the sine function from the MATH library, assuming the VDM-SL source is located in </text:span><text:span text:style-name="T1">stdlib/MATH.vdm</text:span><text:span text:style-name="T3">. Note that the test uses the constant </text:span><text:span text:style-name="T1">MATH`pi</text:span><text:span text:style-name="T3">.</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9">$ java -jar vdmj-2.0.1.jar -vdmsl -i test.vdm stdlib/MATH.vdm</text:p>
      <text:p text:style-name="P18">Parsed 2 modules in 0.282 secs. No syntax errors</text:p>
      <text:p text:style-name="P18">Type checked 2 modules in 0.016 secs. No type errors</text:p>
      <text:p text:style-name="P18">Initialized 2 modules in 0.062 secs.</text:p>
      <text:p text:style-name="P18">Interpreter started</text:p>
      <text:p text:style-name="P19">&gt; p sin(MATH`pi/4)</text:p>
      <text:p text:style-name="P18">= 0.7071067811865475</text:p>
      <text:p text:style-name="P18">Executed in 0.016 secs.</text:p>
      <text:p text:style-name="P18">&gt;</text:p>
      <text:p text:style-name="P18"/>
      <text:p text:style-name="Text_20_body">Note that the <text:span text:style-name="T1">-path </text:span><text:span text:style-name="T3">command line option can be useful to specify the location of a common library folder that includes the standard library VDM sources. Library sources can then be referred to without the path prefix.</text:span></text:p>
      <text:list xml:id="list2177394965" text:continue-numbering="true" text:style-name="Outline">
        <text:list-item>
          <text:h text:style-name="Heading_20_1" text:outline-level="1">VDMJUnit Testing</text:h>
        </text:list-item>
      </text:list>
      <text:p text:style-name="Text_20_body"><text:span text:style-name="T3">Section </text:span><text:span text:style-name="T3"><text:bookmark-ref text:reference-format="number" text:ref-name="__RefHeading__5345_1283554570">2.5</text:bookmark-ref></text:span><text:span text:style-name="T3"> describes the debugging of specifications using features built into the command line tools, either directly in VDMJ or indirectly using </text:span><text:span text:style-name="T3">the </text:span><text:span text:style-name="T3">VDMJC </text:span><text:span text:style-name="T3">client</text:span><text:span text:style-name="T3">. But once a specification is working, it is also possible to automatically execute batches of tests by using VDMJUnit, which adds VDM interpreter support to the Java JUnit 4 framework </text:span><text:span text:style-name="T3">[12]</text:span><text:span text:style-name="T3">.</text:span></text:p>
      <text:p text:style-name="Text_20_body"><text:span text:style-name="T3">JUnit tests are written in Java, and are usually executed as part of an automated build of a larger system, or executed piecemeal in a development IDE. The JUnit framework allows Java classes and methods to be annotated to identify them as tests, and </text:span><text:span text:style-name="T3">then provides the means to execute all </text:span><text:span text:style-name="T3">of </text:span><text:span text:style-name="T3">the tests in a give class or package, </text:span><text:span text:style-name="T3">reporting any errors encountered.</text:span></text:p>
      <text:p text:style-name="Text_20_body"><text:span text:style-name="T3">The VDMJUnit package includes base classes that provide tests with the means to load a specification from file(s), </text:span><text:span text:style-name="T3">(re)</text:span><text:span text:style-name="T3">initialize the</text:span><text:span text:style-name="T3">m</text:span><text:span text:style-name="T3">, and make test evaluations against the specification loaded, including tests which look for specific runtime </text:span><text:span text:style-name="T3">errors</text:span><text:span text:style-name="T3">, such as invariant failures.</text:span></text:p>
      <text:p text:style-name="P9">Here is a minimal example:</text:p>
      <text:p text:style-name="P29"/>
      <text:p text:style-name="Preformatted_20_Text"><text:span text:style-name="T28">public</text:span><text:span text:style-name="T8"> </text:span><text:span text:style-name="T28">class</text:span><text:span text:style-name="T8"> SpecTest </text:span><text:span text:style-name="T28">extends</text:span><text:span text:style-name="T8"> VDMJUnitTestPP</text:span></text:p>
      <text:p text:style-name="Preformatted_20_Text">{</text:p>
      <text:p text:style-name="Preformatted_20_Text"><text:span text:style-name="T6"><text:tab/></text:span><text:span text:style-name="T29">@BeforeClass</text:span></text:p>
      <text:p text:style-name="Preformatted_20_Text"><text:span text:style-name="T6"><text:tab/></text:span><text:span text:style-name="T27">public</text:span><text:span text:style-name="T6"> </text:span><text:span text:style-name="T27">static</text:span><text:span text:style-name="T6"> </text:span><text:span text:style-name="T27">void</text:span><text:span text:style-name="T6"> start() </text:span><text:span text:style-name="T27">throws</text:span><text:span text:style-name="T6"> Exception</text:span></text:p>
      <text:p text:style-name="Preformatted_20_Text"><text:tab/>{</text:p>
      <text:p text:style-name="Preformatted_20_Text"><text:tab/><text:tab/><text:span text:style-name="T11">setRelease</text:span><text:span text:style-name="T7">(Release.</text:span><text:span text:style-name="T33">VDM_10</text:span><text:span text:style-name="T7">);</text:span></text:p>
      <text:p text:style-name="Preformatted_20_Text"><text:span text:style-name="T6"><text:tab/><text:tab/></text:span><text:span text:style-name="T10">readSpecification</text:span><text:span text:style-name="T6">(</text:span><text:span text:style-name="T30">"test.vpp"</text:span><text:span text:style-name="T6">);</text:span></text:p>
      <text:p text:style-name="Preformatted_20_Text"><text:tab/>}</text:p>
      <text:p text:style-name="Preformatted_20_Text"><text:tab/></text:p>
      <text:p text:style-name="Preformatted_20_Text"><text:span text:style-name="T6"><text:tab/></text:span><text:span text:style-name="T29">@Before</text:span></text:p>
      <text:p text:style-name="Preformatted_20_Text"><text:span text:style-name="T6"><text:tab/></text:span><text:span text:style-name="T27">public</text:span><text:span text:style-name="T6"> </text:span><text:span text:style-name="T27">void</text:span><text:span text:style-name="T6"> setUp()</text:span></text:p>
      <text:p text:style-name="Preformatted_20_Text"><text:tab/>{</text:p>
      <text:p text:style-name="Preformatted_20_Text"><text:tab/><text:tab/>init();</text:p>
      <text:p text:style-name="Preformatted_20_Text"><text:tab/>}</text:p>
      <text:p text:style-name="Preformatted_20_Text"><text:tab/></text:p>
      <text:p text:style-name="Preformatted_20_Text"><text:span text:style-name="T6"><text:tab/></text:span><text:span text:style-name="T29">@Test</text:span></text:p>
      <text:p text:style-name="Preformatted_20_Text"><text:span text:style-name="T6"><text:tab/></text:span><text:span text:style-name="T27">public</text:span><text:span text:style-name="T6"> </text:span><text:span text:style-name="T27">void</text:span><text:span text:style-name="T6"> t</text:span><text:span text:style-name="T6">est</text:span><text:span text:style-name="T6">() </text:span><text:span text:style-name="T27">throws</text:span><text:span text:style-name="T6"> Exception</text:span></text:p>
      <text:p text:style-name="Preformatted_20_Text"><text:tab/>{</text:p>
      <text:p text:style-name="Preformatted_20_Text"><text:span text:style-name="T6"><text:tab/><text:tab/></text:span><text:span text:style-name="T10">assertEquals</text:span><text:span text:style-name="T6">(10, runInt(</text:span><text:span text:style-name="T30">"new A().f(9)"</text:span><text:span text:style-name="T6">));</text:span></text:p>
      <text:p text:style-name="Preformatted_20_Text"><text:tab/>}</text:p>
      <text:p text:style-name="P22">}</text:p>
      <text:p text:style-name="P22"/>
      <text:p text:style-name="P22"/>
      <text:p text:style-name="Text_20_body">Where the file "test.vpp" might contain the following:</text:p>
      <text:p text:style-name="Preformatted_20_Text"/>
      <text:p text:style-name="Preformatted_20_Text">class A</text:p>
      <text:p text:style-name="Preformatted_20_Text">functions</text:p>
      <text:p text:style-name="Preformatted_20_Text"><text:tab/>public f: <text:span text:style-name="T9">nat</text:span><text:span text:style-name="T34"> -&gt; </text:span><text:span text:style-name="T9">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VDMJUnitTestPP; similar base classes are provided for VDM-SL and VDM-RT.</text:p>
      <text:p text:style-name="Text_20_body">The @BeforeClass is a standard JUnit 4 annotation which indicates that this method is to be executed once before all tests in the class. This is used to execute the <text:span text:style-name="T1">setRelease </text:span><text:span text:style-name="T3">and</text:span> <text:span text:style-name="T1">readSpecification </text:span><text:span text:style-name="T3">methods, inherited from VDMJUnitTestPP, which loads the file name(s) passed, and parses and type checks them using the </text:span><text:span text:style-name="T1">VDM10</text:span><text:span text:style-name="T3"> language extensions. There must be no parse or type checking errors. The </text:span><text:span text:style-name="T1">readSpecification </text:span><text:span text:style-name="T3">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1">readSpecification </text:span><text:span text:style-name="T3">method must always be called, and called only once.</text:span></text:p>
      <text:p text:style-name="Text_20_body"><text:soft-page-break/><text:span text:style-name="T3">The @Before annotation is also from J</text:span><text:span text:style-name="T3">U</text:span><text:span text:style-name="T3">nit 4, and </text:span><text:span text:style-name="T3">indicates that this method should be executed before each test defined in the class. The </text:span><text:span text:style-name="T1">init</text:span><text:span text:style-name="T3"> method </text:span><text:span text:style-name="T3">shown </text:span><text:span text:style-name="T3">initializes the specification (eg. setting </text:span><text:span text:style-name="T3">the </text:span><text:span text:style-name="T3">state data back to the original settings). Without an @Before method to do this, tests will see the effect of </text:span><text:span text:style-name="T3">earlier</text:span><text:span text:style-name="T3"> tests on the specification state (which may be useful). </text:span><text:span text:style-name="T3">If the specification is not initialized per test, then it must be initialized once in the @BeforeClass method, after the sepcification is loaded.</text:span></text:p>
      <text:p text:style-name="Text_20_body"><text:span text:style-name="T3">Lastly, the @Test </text:span><text:span text:style-name="T3">annotation</text:span><text:span text:style-name="T3"> identifies test </text:span><text:span text:style-name="T3">methods</text:span><text:span text:style-name="T3">, in this case </text:span><text:span text:style-name="T3">a test </text:span><text:span text:style-name="T3">asserting that a particular </text:span><text:span text:style-name="T3">expression</text:span><text:span text:style-name="T3"> should produce a given (integer) value. The string argument to </text:span><text:span text:style-name="T1">runInt </text:span><text:span text:style-name="T3">can be any valid VDM expression that returns an integer value. The simpler </text:span><text:span text:style-name="T1">run </text:span><text:span text:style-name="T3">method returns a </text:span><text:span text:style-name="T3">raw </text:span><text:span text:style-name="T3">VDMJ </text:span><text:span text:style-name="T1">Value </text:span><text:span text:style-name="T3">object, which can return arbitrarily complex values (sets, records, objects etc).</text:span></text:p>
      <text:p text:style-name="P9">Tests can catch and check exceptions if they believe a VDM runtime error should occur, for example:</text:p>
      <text:p text:style-name="P26"/>
      <text:p text:style-name="P30">@Test</text:p>
      <text:p text:style-name="Preformatted_20_Text"><text:span text:style-name="T27">public</text:span><text:span text:style-name="T6"> </text:span><text:span text:style-name="T27">void</text:span><text:span text:style-name="T6"> one() </text:span><text:span text:style-name="T27">throws</text:span><text:span text:style-name="T6"> Exception</text:span></text:p>
      <text:p text:style-name="Preformatted_20_Text">{</text:p>
      <text:p text:style-name="Preformatted_20_Text"><text:span text:style-name="T6"><text:tab/></text:span><text:span text:style-name="T27">try</text:span></text:p>
      <text:p text:style-name="Preformatted_20_Text"><text:tab/>{</text:p>
      <text:p text:style-name="Preformatted_20_Text"><text:span text:style-name="T6"><text:tab/><text:tab/>create(</text:span><text:span text:style-name="T30">"object"</text:span><text:span text:style-name="T6">, </text:span><text:span text:style-name="T30">"new A()"</text:span><text:span text:style-name="T6">);</text:span></text:p>
      <text:p text:style-name="Preformatted_20_Text"><text:span text:style-name="T6"><text:tab/><text:tab/>run(</text:span><text:span text:style-name="T30">"object.f(100)"</text:span><text:span text:style-name="T6">);</text:span></text:p>
      <text:p text:style-name="Preformatted_20_Text"><text:span text:style-name="T6"><text:tab/><text:tab/></text:span><text:span text:style-name="T10">fail</text:span><text:span text:style-name="T6">(</text:span><text:span text:style-name="T30">"Expecting precondition failure"</text:span><text:span text:style-name="T6">);</text:span></text:p>
      <text:p text:style-name="Preformatted_20_Text"><text:tab/>}</text:p>
      <text:p text:style-name="Preformatted_20_Text"><text:span text:style-name="T6"><text:tab/></text:span><text:span text:style-name="T27">catch</text:span><text:span text:style-name="T6"> (ContextException e)</text:span></text:p>
      <text:p text:style-name="Preformatted_20_Text"><text:tab/>{</text:p>
      <text:p text:style-name="Preformatted_20_Text"><text:span text:style-name="T6"><text:tab/><text:tab/></text:span><text:span text:style-name="T31">// Error 4055: Precondition failure: pre_f in 'A' at line 5:11</text:span></text:p>
      <text:p text:style-name="Preformatted_20_Text"><text:span text:style-name="T6"><text:tab/><text:tab/></text:span><text:span text:style-name="T10">assertEquals</text:span><text:span text:style-name="T6">(4055, e.</text:span><text:span text:style-name="T32">number</text:span><text:span text:style-name="T6">);</text:span></text:p>
      <text:p text:style-name="Preformatted_20_Text"><text:span text:style-name="T6"><text:tab/><text:tab/></text:span><text:span text:style-name="T10">assertEquals</text:span><text:span text:style-name="T6">(</text:span><text:span text:style-name="T30">"A"</text:span><text:span text:style-name="T6">, e.</text:span><text:span text:style-name="T32">location</text:span><text:span text:style-name="T6">.</text:span><text:span text:style-name="T32">module</text:span><text:span text:style-name="T6">);</text:span></text:p>
      <text:p text:style-name="Preformatted_20_Text"><text:span text:style-name="T6"><text:tab/><text:tab/></text:span><text:span text:style-name="T10">assertEquals</text:span><text:span text:style-name="T6">(</text:span><text:span text:style-name="T30">"spectest.vpp"</text:span><text:span text:style-name="T6">, e.</text:span><text:span text:style-name="T32">location</text:span><text:span text:style-name="T6">.</text:span><text:span text:style-name="T32">file</text:span><text:span text:style-name="T6">.getName());</text:span></text:p>
      <text:p text:style-name="Preformatted_20_Text"><text:span text:style-name="T6"><text:tab/><text:tab/></text:span><text:span text:style-name="T10">assertEquals</text:span><text:span text:style-name="T6">(5, e.</text:span><text:span text:style-name="T32">location</text:span><text:span text:style-name="T6">.</text:span><text:span text:style-name="T32">startLine</text:span><text:span text:style-name="T6">);</text:span></text:p>
      <text:p text:style-name="Preformatted_20_Text"><text:span text:style-name="T6"><text:tab/><text:tab/></text:span><text:span text:style-name="T10">assertEquals</text:span><text:span text:style-name="T6">(11, e.</text:span><text:span text:style-name="T32">location</text:span><text:span text:style-name="T6">.</text:span><text:span text:style-name="T32">startPos</text:span><text:span text:style-name="T6">);</text:span></text:p>
      <text:p text:style-name="Preformatted_20_Text"><text:tab/>}</text:p>
      <text:p text:style-name="Preformatted_20_Text">}</text:p>
      <text:p text:style-name="P18"/>
      <text:p text:style-name="Text_20_body">In this case, a VDMJ ContextException contains all of the information about the error that occurred, which can be checked by the test.</text:p>
      <text:p text:style-name="Text_20_body">The VDMJUnitTest classes provide the following methods to tests:</text:p>
      <text:list xml:id="list14317513361" text:style-name="L1">
        <text:list-item>
          <text:p text:style-name="P42"><text:span text:style-name="T13">setRelease(Release) </text:span><text:span text:style-name="T35">to specify the language release to parse. The default is VDM classic.</text:span></text:p>
        </text:list-item>
        <text:list-item>
          <text:p text:style-name="P41">readSpecification([charset], file/dirs...) <text:span text:style-name="T35">to parse and type check specification files.</text:span></text:p>
        </text:list-item>
        <text:list-item>
          <text:p text:style-name="P41">init <text:span text:style-name="T35">to (re)initialize a loaded specification.</text:span></text:p>
        </text:list-item>
        <text:list-item>
          <text:p text:style-name="P41">setDefault(Name) <text:span text:style-name="T35">to set the default module or class name.</text:span></text:p>
        </text:list-item>
        <text:list-item>
          <text:p text:style-name="P41">create(Name, Expr) <text:span text:style-name="T35">for VDM++ and VDM-RT only, to create temporary object values</text:span></text:p>
        </text:list-item>
        <text:list-item>
          <text:p text:style-name="P41">run(Expr) <text:span text:style-name="T35">to parse and evaluate the expression and return a VDMJ Value.</text:span></text:p>
        </text:list-item>
        <text:list-item>
          <text:p text:style-name="P41">runInt(Expr) <text:span text:style-name="T35">same as run, but return a long.</text:span></text:p>
        </text:list-item>
        <text:list-item>
          <text:p text:style-name="P41">runReal(Expr) <text:span text:style-name="T35">same as run, but return a double.</text:span></text:p>
        </text:list-item>
        <text:list-item>
          <text:p text:style-name="P41">runBool(Expr) <text:span text:style-name="T35">same as run, but return a boolean.</text:span></text:p>
        </text:list-item>
      </text:list>
      <text:p text:style-name="P43">Note that a Java Charset can be passed to readSpecification, if the files are not in the default character encoding for your locale. See the Javadocs for full details.</text:p>
      <text:p text:style-name="Text_20_body"><text:span text:style-name="T35">A subclass of the VDMJ Value class is returned from the </text:span><text:span text:style-name="T2">run</text:span><text:span text:style-name="T5"> method, which allows any value to be returned. Such Value objects either have fields or getter methods to allow them to be examined, though note that many Value types contain other Values – for example, a SetValue contains a set of Values, and a RecordValue contains a map of String names to Values. </text:span><text:span text:style-name="T5">Values can be converted to Java primitives using (for example) the boolValue or realValue methods.</text:span></text:p>
      <text:p text:style-name="P14">To execute JUnit tests with VDMJUnit, you need to have the VDMJ jar as well as the Junit 4 and VDMJUnit jars on the classpath.</text:p>
      <text:list xml:id="list1303502696" text:continue-list="list2177394965"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9">For example:</text:p>
      <text:p text:style-name="P18"/>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9">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8">class Tester</text:p>
      <text:p text:style-name="P18">instance variables</text:p>
      <text:p text:style-name="P18"><text:tab/>obj:Tested := new Tested();</text:p>
      <text:p text:style-name="P18"/>
      <text:p text:style-name="P18">traces</text:p>
      <text:p text:style-name="P18"><text:tab/>test1: obj.op1();</text:p>
      <text:p text:style-name="P18"><text:tab/>test2: obj.op1(); obj.op1(); obj.op1();</text:p>
      <text:p text:style-name="P18"/>
      <text:p text:style-name="P18">end Tester</text:p>
      <text:p text:style-name="P18"/>
      <text:p text:style-name="P18"/>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8"/>
      <text:p text:style-name="P16">&gt; runtrace Tester`test1</text:p>
      <text:p text:style-name="Preformatted_20_Text">Test 1 = obj.op1()</text:p>
      <text:p text:style-name="Preformatted_20_Text">Result = [1, PASSED]</text:p>
      <text:p text:style-name="Preformatted_20_Text">Executed in 0.04 secs.</text:p>
      <text:p text:style-name="Preformatted_20_Text"/>
      <text:p text:style-name="P16">&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9">Suppose, based on the tests above, that the Tested class was really designed to have the op1 operation called a number of times in sequence. We've tested one call, and three calls. But what <text:soft-page-break/>about testing two, or a hundred and two, and everything in between? Rather than specifying all these test cases individually, combinatorial testing allows you to specify repetition patterns for operation calls. So, for example, if test2 is changed to</text:p>
      <text:p text:style-name="P18"/>
      <text:p text:style-name="Preformatted_20_Text"><text:span text:style-name="T3"><text:tab/>test2: obj.op1()</text:span><text:span text:style-name="T4">{1,5}</text:span></text:p>
      <text:p text:style-name="P18"/>
      <text:p text:style-name="P18"/>
      <text:p text:style-name="P9">That indicates that the op1 call is to be made once, then twice, then three times and so on, up to five times – ie. this single trace specification actually describes five separate tests:</text:p>
      <text:p text:style-name="P18"/>
      <text:p text:style-name="P19">&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7"><text:tab/><text:tab/>let x in set {1,...,10} be <text:span text:style-name="T6">st</text:span> x <text:span text:style-name="T6">mod</text:span> 2 = 0 in</text:p>
      <text:p text:style-name="Preformatted_20_Text"><text:tab/><text:tab/><text:tab/>let y = x + 1 in</text:p>
      <text:p text:style-name="P27"><text:tab/><text:tab/><text:tab/><text:tab/>(<text:span text:style-name="T6">obj</text:span>.op1(); <text:span text:style-name="T6">obj</text:span>.op2(x,y){1,2} | <text:span text:style-name="T6">obj</text:span>.op1())</text:p>
      <text:p text:style-name="P2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6">&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2">Executed in 0.032 secs.</text:p>
      <text:p text:style-name="P22"/>
      <text:p text:style-name="P22"/>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7"><text:tab/>public op2: <text:span text:style-name="T6">int</text:span> * <text:span text:style-name="T6">int</text:span> ==&gt; <text:span text:style-name="T6">int</text:span></text:p>
      <text:p text:style-name="P27"><text:tab/><text:tab/>op2(x, y) == ( total := total + x + y; return total; )</text:p>
      <text:p text:style-name="P27"><text:tab/><text:tab/>post total &lt; 10;</text:p>
      <text:p text:style-name="Preformatted_20_Text">...</text:p>
      <text:p text:style-name="Preformatted_20_Text"/>
      <text:p text:style-name="P16">&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13">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13">FAILED</text:span>]</text:p>
      <text:p text:style-name="Preformatted_20_Text">Test 5 = obj.op1(); obj.op2(4, 5); obj.op2(4, 5)</text:p>
      <text:p text:style-name="Preformatted_20_Text">Test 5 <text:span text:style-name="T13">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1738895229"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4"><text:tab/>T1: let x in set {111, 222} in obj.</text:span><text:span text:style-name="T7">op</text:span><text:span text:style-name="T17">(x){1, 3}</text:span></text:p>
      <text:p text:style-name="Preformatted_20_Text"/>
      <text:p text:style-name="Preformatted_20_Text"/>
      <text:p text:style-name="P23">&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3">&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6">&gt; break op</text:p>
      <text:p text:style-name="Preformatted_20_Text">Created break [1] in 'Tested' (test.vpp) at line 10:18</text:p>
      <text:p text:style-name="Preformatted_20_Text">10: <text:s/><text:tab/><text:tab/>op(a) == ( total := total + a; return total; );</text:p>
      <text:p text:style-name="P16">&gt; runtrace Tester`T1 5</text:p>
      <text:p text:style-name="Preformatted_20_Text">Stopped break [1] in 'Tested' (test.vpp) at line 10:18</text:p>
      <text:p text:style-name="Preformatted_20_Text">10: <text:s/><text:tab/><text:tab/>op(a) == ( total := total + a; return total; );</text:p>
      <text:p text:style-name="P16">[CTMainThread-14]&gt; p total</text:p>
      <text:p text:style-name="Preformatted_20_Text">total = 0</text:p>
      <text:p text:style-name="P16">[CTMainThread-14]&gt; c</text:p>
      <text:p text:style-name="Preformatted_20_Text">Stopped break [1] in 'Tested' (test.vpp) at line 10:18</text:p>
      <text:p text:style-name="Preformatted_20_Text">10: <text:s/><text:tab/><text:tab/>op(a) == ( total := total + a; return total; );</text:p>
      <text:p text:style-name="P16">[CTMainThread-14]&gt; p total</text:p>
      <text:p text:style-name="Preformatted_20_Text">total = 222</text:p>
      <text:p text:style-name="P16">[CTMainThread-14]&gt; p a</text:p>
      <text:p text:style-name="Preformatted_20_Text">a = 222</text:p>
      <text:p text:style-name="P16">[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7">class A</text:p>
      <text:p text:style-name="P27">operations</text:p>
      <text:p text:style-name="P27"><text:tab/>public <text:span text:style-name="T6">op</text:span>: <text:span text:style-name="T6">int</text:span> * <text:span text:style-name="T6">int</text:span> ==&gt; ()</text:p>
      <text:p text:style-name="P27"><text:tab/><text:span text:style-name="T6">op</text:span>(a, b) == let - = a/b in skip;</text:p>
      <text:p text:style-name="P27"><text:tab/></text:p>
      <text:p text:style-name="P27">end A</text:p>
      <text:p text:style-name="P27"/>
      <text:p text:style-name="P27">class B</text:p>
      <text:p text:style-name="P27">instance variables</text:p>
      <text:p text:style-name="P27"><text:tab/>obj:A := new A();</text:p>
      <text:p text:style-name="P27"><text:tab/></text:p>
      <text:p text:style-name="P27">traces</text:p>
      <text:p text:style-name="P27"><text:tab/>T: let x in set {-1, 0, 1} in <text:span text:style-name="T6">obj</text:span>.<text:span text:style-name="T6">op</text:span>(1, x);</text:p>
      <text:p text:style-name="P27"><text:tab/></text:p>
      <text:p text:style-name="P28">end B</text:p>
      <text:p text:style-name="P28"/>
      <text:p text:style-name="P28"/>
      <text:p text:style-name="Text_20_body">If we simply run the B`T test, this will produce a result with a divide by zero error in the 2nd test:</text:p>
      <text:p text:style-name="Preformatted_20_Text"/>
      <text:p text:style-name="P16">&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2">&gt; </text:p>
      <text:p text:style-name="Preformatted_20_Text"/>
      <text:p text:style-name="Text_20_body">So we might try to set a breakpoint on the operation, re-run just the second test and step into the evaluation.</text:p>
      <text:p text:style-name="Preformatted_20_Text"/>
      <text:p text:style-name="P16">&gt; break op</text:p>
      <text:p text:style-name="Preformatted_20_Text">Created break [1] in 'A' (CT.vpp) at line 4:17</text:p>
      <text:p text:style-name="Preformatted_20_Text">4: <text:s/><text:tab/>op(a, b) == let - = a/b in skip;</text:p>
      <text:p text:style-name="P16">&gt; runtrace B`T 2</text:p>
      <text:p text:style-name="Preformatted_20_Text">Stopped break [1] in 'A' (CT.vpp) at line 4:17</text:p>
      <text:p text:style-name="Preformatted_20_Text">4: <text:s/><text:tab/>op(a, b) == let - = a/b in skip;</text:p>
      <text:p text:style-name="P16">[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23">&gt; remove 1</text:p>
      <text:p text:style-name="P22">Cleared break [1] in 'A' (CT.vpp) at line 4:17</text:p>
      <text:p text:style-name="P22">4: <text:s/><text:tab/>op(a, b) == let - = a/b in skip;</text:p>
      <text:p text:style-name="P23">&gt; debugtrace B`T 2</text:p>
      <text:p text:style-name="P24">Error 4134: Infinite or NaN trouble in 'A' at line 4:26</text:p>
      <text:p text:style-name="P22"><text:soft-page-break/>Stopped in 'A' (CT.vpp) at line 4:26</text:p>
      <text:p text:style-name="P22">4: <text:s/><text:tab/>op(a, b) == let - = a/b in skip;</text:p>
      <text:p text:style-name="P23">[CTMainThread-15]&gt; p a</text:p>
      <text:p text:style-name="P22">a = 1</text:p>
      <text:p text:style-name="P23">[CTMainThread-15]&gt; p b</text:p>
      <text:p text:style-name="P22">b = 0</text:p>
      <text:p text:style-name="P16">[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6">[CTMainThread-15]&gt; c</text:p>
      <text:p text:style-name="P22">Test 2 = obj.op(1, 0)</text:p>
      <text:p text:style-name="P22">Result = [Error 4134: Infinite or NaN trouble in 'A' at line 4:26, FAILED]</text:p>
      <text:p text:style-name="P22">Executed in 14.093 secs. </text:p>
      <text:p text:style-name="P22">&gt; </text:p>
      <text:list xml:id="list1487424663"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6">&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pan text:style-name="T3">want to run – say 10%.</text:span></text:p>
      <text:p text:style-name="P16">&gt; filter 10</text:p>
      <text:p text:style-name="Preformatted_20_Text"><text:soft-page-break/>Trace filter currently 10.0% RANDOM</text:p>
      <text:p text:style-name="P16">&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6">&gt; filter 1</text:p>
      <text:p text:style-name="Preformatted_20_Text">Trace filter currently 1.0% RANDOM</text:p>
      <text:p text:style-name="P16">&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6">&gt; filter shapes<text:span text:style-name="T23">_</text:span>novars</text:p>
      <text:p text:style-name="Preformatted_20_Text">Trace filter currently 1.0% SHAPES_NOVARS</text:p>
      <text:p text:style-name="P16">&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6">&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655012060"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6">$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6">$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6">$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6">$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2">&gt; </text:p>
      <text:p text:style-name="Preformatted_20_Text"/>
      <text:p text:style-name="Text_20_body">Appendix B lists the character set names that may be used with -c or -t.</text:p>
      <text:list xml:id="list205038142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965129089"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13">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8">seq</text:span> of M;</text:p>
      <text:p text:style-name="Preformatted_20_Text">--<text:span text:style-name="T18">inv</text:span> Q == </text:p>
      <text:p text:style-name="Preformatted_20_Text">-- <text:s/><text:span text:style-name="T18">forall</text:span> a in set <text:span text:style-name="T18">elems</text:span> Q &amp;</text:p>
      <text:p text:style-name="Preformatted_20_Text">-- <text:s text:c="3"/>(not exists b in set <text:span text:style-name="T18">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8">nat</text:span></text:p>
      <text:p text:style-name="Preformatted_20_Text"><text:s text:c="5"/>stop : <text:span text:style-name="T18">nat</text:span></text:p>
      <text:p text:style-name="Preformatted_20_Text"><text:span text:style-name="T18">inv</text:span> mk_M(-, a, b) == (b &gt;= a)</text:p>
      <text:p text:style-name="Preformatted_20_Text"/>
      <text:p text:style-name="Preformatted_20_Text"/>
      <text:p text:style-name="Preformatted_20_Text">state Memory of</text:p>
      <text:p text:style-name="Preformatted_20_Text"><text:s text:c="2"/><text:span text:style-name="T18">rseed</text:span>: <text:span text:style-name="T18">nat</text:span></text:p>
      <text:p text:style-name="Preformatted_20_Text"><text:s text:c="2"/>Q3: Quadrant</text:p>
      <text:p text:style-name="Preformatted_20_Text"><text:s text:c="2"/>Q4: Quadrant</text:p>
      <text:p text:style-name="Preformatted_20_Text"><text:span text:style-name="T18">inv</text:span> mk_Memory(-, q3, q4) == <text:span text:style-name="T18">len</text:span> q3 &gt; 0 and <text:span text:style-name="T18">len</text:span> q4 &gt; 0</text:p>
      <text:p text:style-name="Preformatted_20_Text"><text:span text:style-name="T18">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8">sizeof</text:span>: M -&gt; nat1</text:p>
      <text:p text:style-name="Preformatted_20_Text"><text:span text:style-name="T18">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8">spacefor</text:span>: nat1 * Quadrant -&gt; nat1</text:p>
      <text:p text:style-name="Preformatted_20_Text"><text:span text:style-name="T18">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8">sizeof</text:span>(h) &gt;= size</text:p>
      <text:p text:style-name="Preformatted_20_Text"><text:s text:c="18"/>then <text:span text:style-name="T18">sizeof</text:span>(h) </text:p>
      <text:p text:style-name="Preformatted_20_Text"><text:s text:c="18"/>else <text:span text:style-name="T18">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8">nat</text:span></text:p>
      <text:p text:style-name="Preformatted_20_Text">QuadrantLen(-,list) == </text:p>
      <text:p text:style-name="Preformatted_20_Text"><text:s text:c="2"/><text:span text:style-name="T18">len</text:span> list;</text:p>
      <text:p text:style-name="Preformatted_20_Text"/>
      <text:p text:style-name="Preformatted_20_Text"><text:span text:style-name="T18">bestfit</text:span>: nat1 * Quadrant -&gt; nat1</text:p>
      <text:p text:style-name="Preformatted_20_Text"><text:span text:style-name="T18">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8">sizeof</text:span>(h) &gt;= size</text:p>
      <text:p text:style-name="Preformatted_20_Text"><text:s text:c="18"/>then least(<text:span text:style-name="T18">sizeof</text:span>(h), <text:span text:style-name="T18">bestfit</text:span>(size, tail))</text:p>
      <text:p text:style-name="Preformatted_20_Text"><text:s text:c="18"/>else <text:span text:style-name="T18">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8">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8">pre</text:span> hole &gt;= size</text:p>
      <text:p text:style-name="Preformatted_20_Text">measure QuadrantLen2;</text:p>
      <text:p text:style-name="Preformatted_20_Text"/>
      <text:p text:style-name="Preformatted_20_Text">QuadrantLen2: nat1 * nat1 * Quadrant -&gt; <text:span text:style-name="T18">nat</text:span></text:p>
      <text:p text:style-name="Preformatted_20_Text">QuadrantLen2(-,-,list) == </text:p>
      <text:p text:style-name="Preformatted_20_Text"><text:s text:c="2"/><text:span text:style-name="T18">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8">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8">nat</text:span></text:p>
      <text:p text:style-name="Preformatted_20_Text">QuadrantLen0(list) == </text:p>
      <text:p text:style-name="Preformatted_20_Text"><text:s text:c="2"/><text:span text:style-name="T18">len</text:span> list;</text:p>
      <text:p text:style-name="Preformatted_20_Text"/>
      <text:p text:style-name="Preformatted_20_Text">delete: M * Quadrant -&gt; Quadrant</text:p>
      <text:p text:style-name="Preformatted_20_Text">delete(item, Q) ==</text:p>
      <text:p text:style-name="Preformatted_20_Text"><text:s text:c="2"/>if <text:span text:style-name="T18">hd</text:span> Q = item</text:p>
      <text:p text:style-name="Preformatted_20_Text"><text:s text:c="2"/>then combine([mk_M(&lt;FREE&gt;, item.start, item.stop)] ^ <text:span text:style-name="T18">tl</text:span> Q)</text:p>
      <text:p text:style-name="Preformatted_20_Text"><text:s text:c="2"/>else [<text:span text:style-name="T18">hd</text:span> Q] ^ delete(item, <text:span text:style-name="T18">tl</text:span> Q)</text:p>
      <text:p text:style-name="Preformatted_20_Text"><text:s text:c="2"/>measure MQuadrantLen;</text:p>
      <text:p text:style-name="Preformatted_20_Text"/>
      <text:p text:style-name="Preformatted_20_Text">MQuadrantLen: M * Quadrant -&gt; <text:span text:style-name="T18">nat</text:span></text:p>
      <text:p text:style-name="Preformatted_20_Text">MQuadrantLen(-,list) == </text:p>
      <text:p text:style-name="Preformatted_20_Text"><text:soft-page-break/><text:s text:c="2"/><text:span text:style-name="T18">len</text:span> list;</text:p>
      <text:p text:style-name="Preformatted_20_Text"/>
      <text:p text:style-name="Preformatted_20_Text">fragments: Quadrant -&gt; <text:span text:style-name="T18">nat</text:span></text:p>
      <text:p text:style-name="Preformatted_20_Text">fragments(Q) ==</text:p>
      <text:p text:style-name="Preformatted_20_Text"><text:s text:c="2"/>card {x | x in set <text:span text:style-name="T18">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8">rseed</text:span> := n;</text:p>
      <text:p text:style-name="Preformatted_20_Text"><text:tab/></text:p>
      <text:p text:style-name="Preformatted_20_Text"><text:span text:style-name="T18">inc</text:span>: () ==&gt; ()</text:p>
      <text:p text:style-name="Preformatted_20_Text"><text:span text:style-name="T18">inc</text:span>() ==</text:p>
      <text:p text:style-name="Preformatted_20_Text"><text:s text:c="2"/>for i = 1 to <text:span text:style-name="T18">rseed</text:span> <text:span text:style-name="T18">mod</text:span> 7 + 3 </text:p>
      <text:p text:style-name="Preformatted_20_Text"><text:s text:c="2"/>do</text:p>
      <text:p text:style-name="Preformatted_20_Text"><text:s text:c="4"/><text:span text:style-name="T18">rseed</text:span> := (<text:span text:style-name="T18">rseed</text:span> * 69069 + 5) <text:span text:style-name="T18">mod</text:span> 4294967296;</text:p>
      <text:p text:style-name="Preformatted_20_Text"/>
      <text:p text:style-name="Preformatted_20_Text"><text:span text:style-name="T18">rand</text:span>: nat1 ==&gt; nat1</text:p>
      <text:p text:style-name="Preformatted_20_Text"><text:span text:style-name="T18">rand</text:span>(n) ==</text:p>
      <text:p text:style-name="Preformatted_20_Text"><text:s/>(<text:span text:style-name="T18">inc</text:span>();</text:p>
      <text:p text:style-name="Preformatted_20_Text"><text:s text:c="2"/>return <text:span text:style-name="T18">rseed</text:span> <text:span text:style-name="T18">mod</text:span> n + 1;</text:p>
      <text:p text:style-name="Preformatted_20_Text"><text:s/>);</text:p>
      <text:p text:style-name="Preformatted_20_Text"/>
      <text:p text:style-name="Preformatted_20_Text">FirstFit: nat1 ==&gt; <text:span text:style-name="T18">bool</text:span></text:p>
      <text:p text:style-name="Preformatted_20_Text">FirstFit(size) ==</text:p>
      <text:p text:style-name="Preformatted_20_Text"><text:s/>(let q4 = <text:span text:style-name="T18">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8">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8">bool</text:span></text:p>
      <text:p text:style-name="Preformatted_20_Text">BestFit(size) ==</text:p>
      <text:p text:style-name="Preformatted_20_Text"><text:s/>(let q4 = <text:span text:style-name="T18">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8">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8">rand</text:span>(2) = 1</text:p>
      <text:p text:style-name="Preformatted_20_Text"><text:s text:c="2"/>then let i = <text:span text:style-name="T18">rand</text:span>(<text:span text:style-name="T18">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18">rand</text:span>(<text:span text:style-name="T18">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8">pre</text:span> (exists m in set <text:span text:style-name="T18">elems</text:span> Q3 &amp; m.type = &lt;USED&gt;) or</text:p>
      <text:p text:style-name="Preformatted_20_Text"><text:s text:c="4"/>(exists m in set <text:span text:style-name="T18">elems</text:span> Q4 &amp; m.type = &lt;USED&gt;);</text:p>
      <text:p text:style-name="Preformatted_20_Text"/>
      <text:p text:style-name="Preformatted_20_Text">TryFirst: <text:span text:style-name="T18">nat</text:span> ==&gt; <text:span text:style-name="T18">nat</text:span></text:p>
      <text:p text:style-name="Preformatted_20_Text">TryFirst(loops) ==</text:p>
      <text:p text:style-name="Preformatted_20_Text"><text:s/>(<text:span text:style-name="T18">dcl</text:span> count:int := 0;</text:p>
      <text:p text:style-name="Preformatted_20_Text"><text:tab/></text:p>
      <text:p text:style-name="Preformatted_20_Text"><text:s text:c="2"/>while count &lt; loops and FirstFit(<text:span text:style-name="T18">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8">nat</text:span> ==&gt; <text:span text:style-name="T18">nat</text:span></text:p>
      <text:p text:style-name="Preformatted_20_Text">TryBest(loops) ==</text:p>
      <text:p text:style-name="Preformatted_20_Text"><text:s/>(<text:span text:style-name="T18">dcl</text:span> count:int := 0;</text:p>
      <text:p text:style-name="Preformatted_20_Text"><text:tab/></text:p>
      <text:p text:style-name="Preformatted_20_Text"><text:s text:c="2"/>while count &lt; loops and BestFit(<text:span text:style-name="T18">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8">seq</text:span> of (&lt;BEST&gt; | &lt;FIRST&gt; | &lt;SAME&gt;)</text:p>
      <text:p text:style-name="Preformatted_20_Text">main(tries, loops) ==</text:p>
      <text:p text:style-name="Preformatted_20_Text"><text:s/>(<text:span text:style-name="T18">dcl</text:span> result: <text:span text:style-name="T18">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8">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8">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2121048874"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background-image/>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100%"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100%"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100%"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100%"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100%"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100%"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100%"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100%"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100%"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100%"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100%"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100%"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100%"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100%"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100%"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100%"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100%"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100%"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100%"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100%"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100%"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100%"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100%"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100%"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100%"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100%"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100%" fo:margin-left="3.175cm" fo:margin-right="0cm" fo:margin-top="0cm" fo:margin-bottom="0.212cm" style: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100%" fo:margin-left="2.54cm" fo:margin-right="0cm" fo:margin-top="0cm" fo:margin-bottom="0cm" style:contextual-spacing="false"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100%" fo:margin-left="3.81cm" fo:margin-right="0cm" fo:margin-top="0cm" fo:margin-bottom="0cm" style:contextual-spacing="false" style:register-true="false" fo:text-indent="-1.27cm"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1.27cm"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1.27cm"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46"><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3">Copyright © Fujitsu Services 2013</text:p>
            </table:table-cell>
            <table:table-cell table:style-name="Footing.A1" office:value-type="string">
              <text:p text:style-name="MP4">Page <text:page-number text:select-page="current">47</text:page-number> of <text:page-count style:num-format="1">4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dc:title>VDM User Guide</dc:title>
    <dc:description>The User Guide for VDMJ.</dc:description>
    <meta:editing-cycles>159</meta:editing-cycles>
    <meta:editing-duration>P1DT6H41M21S</meta:editing-duration>
    <dc:date>2013-02-03T13:20:45</dc:date>
    <meta:keyword>VDMJ</meta:keyword>
    <dc:subject>VDMJ</dc:subject>
    <meta:document-statistic meta:table-count="2" meta:image-count="2" meta:object-count="0" meta:page-count="47" meta:paragraph-count="1784" meta:word-count="16640" meta:character-count="101920" meta:non-whitespace-character-count="82675"/>
    <meta:user-defined meta:name="Info 1">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